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d731" officeooo:paragraph-rsid="0008d731"/>
    </style:style>
    <style:style style:name="P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8d731" officeooo:paragraph-rsid="0008d731"/>
    </style:style>
    <style:style style:name="P3"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16455e" officeooo:paragraph-rsid="0016455e"/>
    </style:style>
    <style:style style:name="P4" style:family="paragraph" style:parent-style-name="Standard">
      <loext:graphic-properties draw:fill="none"/>
      <style:paragraph-properties fo:margin-left="0.25in" fo:margin-right="0in" fo:text-indent="-0.25in" style:auto-text-indent="false" fo:background-color="transparent"/>
      <style:text-properties officeooo:paragraph-rsid="0008d731"/>
    </style:style>
    <style:style style:name="P5" style:family="paragraph" style:parent-style-name="Standard">
      <loext:graphic-properties draw:fill="none"/>
      <style:paragraph-properties fo:margin-left="0.25in" fo:margin-right="0in" fo:text-indent="-0.25in" style:auto-text-indent="false" fo:background-color="transparent"/>
      <style:text-properties officeooo:rsid="0008d731" officeooo:paragraph-rsid="0008d731"/>
    </style:style>
    <style:style style:name="P6" style:family="paragraph" style:parent-style-name="Standard">
      <loext:graphic-properties draw:fill="none"/>
      <style:paragraph-properties fo:margin-left="0.25in" fo:margin-right="0in" fo:text-indent="-0.25in" style:auto-text-indent="false" fo:background-color="transparent"/>
      <style:text-properties officeooo:rsid="00095112" officeooo:paragraph-rsid="00095112"/>
    </style:style>
    <style:style style:name="P7" style:family="paragraph" style:parent-style-name="Standard">
      <loext:graphic-properties draw:fill="none"/>
      <style:paragraph-properties fo:margin-left="0.25in" fo:margin-right="0in" fo:text-indent="-0.25in" style:auto-text-indent="false" fo:background-color="transparent"/>
      <style:text-properties officeooo:rsid="000b15f8" officeooo:paragraph-rsid="000b15f8"/>
    </style:style>
    <style:style style:name="P8" style:family="paragraph" style:parent-style-name="Standard">
      <loext:graphic-properties draw:fill="none"/>
      <style:paragraph-properties fo:margin-left="0.25in" fo:margin-right="0in" fo:text-indent="-0.25in" style:auto-text-indent="false" fo:background-color="transparent"/>
      <style:text-properties officeooo:rsid="000b571d" officeooo:paragraph-rsid="000b571d"/>
    </style:style>
    <style:style style:name="P9" style:family="paragraph" style:parent-style-name="Standard">
      <loext:graphic-properties draw:fill="none"/>
      <style:paragraph-properties fo:margin-left="0.25in" fo:margin-right="0in" fo:text-indent="-0.25in" style:auto-text-indent="false" fo:background-color="transparent"/>
      <style:text-properties officeooo:rsid="000c460f" officeooo:paragraph-rsid="000c460f"/>
    </style:style>
    <style:style style:name="P10" style:family="paragraph" style:parent-style-name="Standard">
      <loext:graphic-properties draw:fill="none"/>
      <style:paragraph-properties fo:margin-left="0.25in" fo:margin-right="0in" fo:text-indent="-0.25in" style:auto-text-indent="false" fo:background-color="transparent"/>
      <style:text-properties officeooo:paragraph-rsid="000c460f"/>
    </style:style>
    <style:style style:name="P11" style:family="paragraph" style:parent-style-name="Standard">
      <loext:graphic-properties draw:fill="none"/>
      <style:paragraph-properties fo:margin-left="0.25in" fo:margin-right="0in" fo:text-indent="-0.25in" style:auto-text-indent="false" fo:background-color="transparent"/>
      <style:text-properties officeooo:rsid="000ce457" officeooo:paragraph-rsid="000ce457"/>
    </style:style>
    <style:style style:name="P12" style:family="paragraph" style:parent-style-name="Standard">
      <loext:graphic-properties draw:fill="none"/>
      <style:paragraph-properties fo:margin-left="0.25in" fo:margin-right="0in" fo:text-indent="-0.25in" style:auto-text-indent="false" fo:background-color="transparent"/>
      <style:text-properties officeooo:rsid="000d7525" officeooo:paragraph-rsid="000d7525"/>
    </style:style>
    <style:style style:name="P13" style:family="paragraph" style:parent-style-name="Standard">
      <loext:graphic-properties draw:fill="none"/>
      <style:paragraph-properties fo:margin-left="0.25in" fo:margin-right="0in" fo:text-indent="-0.25in" style:auto-text-indent="false" fo:background-color="transparent"/>
      <style:text-properties officeooo:rsid="000f2f3a" officeooo:paragraph-rsid="000f2f3a"/>
    </style:style>
    <style:style style:name="P14" style:family="paragraph" style:parent-style-name="Standard">
      <loext:graphic-properties draw:fill="none"/>
      <style:paragraph-properties fo:margin-left="0.25in" fo:margin-right="0in" fo:text-indent="-0.25in" style:auto-text-indent="false" fo:background-color="transparent"/>
      <style:text-properties officeooo:rsid="00100675" officeooo:paragraph-rsid="00100675"/>
    </style:style>
    <style:style style:name="P15" style:family="paragraph" style:parent-style-name="Standard">
      <loext:graphic-properties draw:fill="none"/>
      <style:paragraph-properties fo:margin-left="0.25in" fo:margin-right="0in" fo:text-indent="-0.25in" style:auto-text-indent="false" fo:background-color="transparent"/>
      <style:text-properties officeooo:rsid="0011f420" officeooo:paragraph-rsid="0011f420"/>
    </style:style>
    <style:style style:name="P16" style:family="paragraph" style:parent-style-name="Standard">
      <loext:graphic-properties draw:fill="none"/>
      <style:paragraph-properties fo:margin-left="0.25in" fo:margin-right="0in" fo:text-indent="-0.25in" style:auto-text-indent="false" fo:background-color="transparent"/>
      <style:text-properties officeooo:rsid="00148b23" officeooo:paragraph-rsid="00148b23"/>
    </style:style>
    <style:style style:name="P17" style:family="paragraph" style:parent-style-name="Standard">
      <loext:graphic-properties draw:fill="none"/>
      <style:paragraph-properties fo:margin-left="0.25in" fo:margin-right="0in" fo:text-indent="-0.25in" style:auto-text-indent="false" fo:background-color="transparent"/>
      <style:text-properties officeooo:rsid="00148b23" officeooo:paragraph-rsid="0014d66e"/>
    </style:style>
    <style:style style:name="P18" style:family="paragraph" style:parent-style-name="Standard">
      <loext:graphic-properties draw:fill="none"/>
      <style:paragraph-properties fo:margin-left="0.25in" fo:margin-right="0in" fo:text-indent="-0.25in" style:auto-text-indent="false" fo:background-color="transparent"/>
      <style:text-properties officeooo:rsid="001514af" officeooo:paragraph-rsid="001514af"/>
    </style:style>
    <style:style style:name="P19" style:family="paragraph" style:parent-style-name="Standard">
      <loext:graphic-properties draw:fill="none"/>
      <style:paragraph-properties fo:margin-left="0.25in" fo:margin-right="0in" fo:text-indent="-0.25in" style:auto-text-indent="false" fo:background-color="transparent"/>
      <style:text-properties officeooo:rsid="00156e16" officeooo:paragraph-rsid="00156e16"/>
    </style:style>
    <style:style style:name="P20" style:family="paragraph" style:parent-style-name="Standard">
      <loext:graphic-properties draw:fill="none"/>
      <style:paragraph-properties fo:margin-left="0.25in" fo:margin-right="0in" fo:text-indent="-0.25in" style:auto-text-indent="false" fo:background-color="transparent"/>
      <style:text-properties officeooo:rsid="0016455e" officeooo:paragraph-rsid="0016455e"/>
    </style:style>
    <style:style style:name="P21" style:family="paragraph" style:parent-style-name="Standard">
      <loext:graphic-properties draw:fill="none"/>
      <style:paragraph-properties fo:margin-left="0.25in" fo:margin-right="0in" fo:text-indent="-0.25in" style:auto-text-indent="false" fo:background-color="transparent"/>
      <style:text-properties officeooo:rsid="0016f110" officeooo:paragraph-rsid="0016f110"/>
    </style:style>
    <style:style style:name="P22" style:family="paragraph" style:parent-style-name="Standard">
      <loext:graphic-properties draw:fill="none"/>
      <style:paragraph-properties fo:margin-left="0.25in" fo:margin-right="0in" fo:text-indent="-0.25in" style:auto-text-indent="false" fo:background-color="transparent"/>
      <style:text-properties officeooo:rsid="0014d66e" officeooo:paragraph-rsid="0014d66e"/>
    </style:style>
    <style:style style:name="P23"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6455e" officeooo:paragraph-rsid="0016455e" style:font-weight-asian="normal" style:font-weight-complex="normal"/>
    </style:style>
    <style:style style:name="P24"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6f110" officeooo:paragraph-rsid="0016f110" style:font-weight-asian="normal" style:font-weight-complex="normal"/>
    </style:style>
    <style:style style:name="P25"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7f30b" officeooo:paragraph-rsid="0017f30b" style:font-weight-asian="normal" style:font-weight-complex="normal"/>
    </style:style>
    <style:style style:name="P26"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b5600" officeooo:paragraph-rsid="001b5600" style:font-weight-asian="normal" style:font-weight-complex="normal"/>
    </style:style>
    <style:style style:name="P27"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c3055" officeooo:paragraph-rsid="001c3055" style:font-weight-asian="normal" style:font-weight-complex="normal"/>
    </style:style>
    <style:style style:name="P28"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c7240" officeooo:paragraph-rsid="001c7240" style:font-weight-asian="normal" style:font-weight-complex="normal"/>
    </style:style>
    <style:style style:name="P29"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1c7240" officeooo:paragraph-rsid="001c7240" style:font-style-asian="normal" style:font-weight-asian="normal" style:font-style-complex="normal" style:font-weight-complex="normal"/>
    </style:style>
    <style:style style:name="P30"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1ccffb" officeooo:paragraph-rsid="001ccffb" style:font-style-asian="normal" style:font-weight-asian="normal" style:font-style-complex="normal" style:font-weight-complex="normal"/>
    </style:style>
    <style:style style:name="P31"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1e94a7" officeooo:paragraph-rsid="001e94a7" style:font-style-asian="normal" style:font-weight-asian="normal" style:font-style-complex="normal" style:font-weight-complex="normal"/>
    </style:style>
    <style:style style:name="P32"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1583c" officeooo:paragraph-rsid="0021583c" style:font-style-asian="normal" style:font-weight-asian="normal" style:font-style-complex="normal" style:font-weight-complex="normal"/>
    </style:style>
    <style:style style:name="P33"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21742" officeooo:paragraph-rsid="00221742" style:font-style-asian="normal" style:font-weight-asian="normal" style:font-style-complex="normal" style:font-weight-complex="normal"/>
    </style:style>
    <style:style style:name="P34"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34c87" officeooo:paragraph-rsid="00234c87" style:font-style-asian="normal" style:font-weight-asian="normal" style:font-style-complex="normal" style:font-weight-complex="normal"/>
    </style:style>
    <style:style style:name="P35"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53a96" officeooo:paragraph-rsid="00253a96" style:font-style-asian="normal" style:font-weight-asian="normal" style:font-style-complex="normal" style:font-weight-complex="normal"/>
    </style:style>
    <style:style style:name="P36"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5ae15" officeooo:paragraph-rsid="0025ae15" style:font-style-asian="normal" style:font-weight-asian="normal" style:font-style-complex="normal" style:font-weight-complex="normal"/>
    </style:style>
    <style:style style:name="P37"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6be88" officeooo:paragraph-rsid="0026be88" style:font-style-asian="normal" style:font-weight-asian="normal" style:font-style-complex="normal" style:font-weight-complex="normal"/>
    </style:style>
    <style:style style:name="P38"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89a83" officeooo:paragraph-rsid="00289a83" style:font-style-asian="normal" style:font-weight-asian="normal" style:font-style-complex="normal" style:font-weight-complex="normal"/>
    </style:style>
    <style:style style:name="P39"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a26ed" officeooo:paragraph-rsid="002a26ed" style:font-style-asian="normal" style:font-weight-asian="normal" style:font-style-complex="normal" style:font-weight-complex="normal"/>
    </style:style>
    <style:style style:name="P40"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c8301" officeooo:paragraph-rsid="002c8301" style:font-style-asian="normal" style:font-weight-asian="normal" style:font-style-complex="normal" style:font-weight-complex="normal"/>
    </style:style>
    <style:style style:name="P41"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e8d7e" officeooo:paragraph-rsid="002e8d7e" style:font-style-asian="normal" style:font-weight-asian="normal" style:font-style-complex="normal" style:font-weight-complex="normal"/>
    </style:style>
    <style:style style:name="P42"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3193ad" officeooo:paragraph-rsid="003193ad" style:font-style-asian="normal" style:font-weight-asian="normal" style:font-style-complex="normal" style:font-weight-complex="normal"/>
    </style:style>
    <style:style style:name="P43"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346c38" officeooo:paragraph-rsid="00346c38" style:font-style-asian="normal" style:font-weight-asian="normal" style:font-style-complex="normal" style:font-weight-complex="normal"/>
    </style:style>
    <style:style style:name="P44" style:family="paragraph" style:parent-style-name="Standard">
      <loext:graphic-properties draw:fill="none"/>
      <style:paragraph-properties fo:margin-left="0.25in" fo:margin-right="0in" fo:text-indent="-0.25in" style:auto-text-indent="false" fo:break-before="page" fo:background-color="transparent"/>
      <style:text-properties officeooo:rsid="000f2f3a" officeooo:paragraph-rsid="000f2f3a"/>
    </style:style>
    <style:style style:name="P45"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89a83" officeooo:paragraph-rsid="00289a83" style:font-style-asian="normal" style:font-weight-asian="normal" style:font-style-complex="normal" style:font-weight-complex="normal"/>
    </style:style>
    <style:style style:name="P46"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a26ed" officeooo:paragraph-rsid="002a26ed" style:font-style-asian="normal" style:font-weight-asian="normal" style:font-style-complex="normal" style:font-weight-complex="normal"/>
    </style:style>
    <style:style style:name="P47"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beff4" officeooo:paragraph-rsid="002beff4" style:font-style-asian="normal" style:font-weight-asian="normal" style:font-style-complex="normal" style:font-weight-complex="normal"/>
    </style:style>
    <style:style style:name="P48"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c8301" officeooo:paragraph-rsid="002c8301" style:font-style-asian="normal" style:font-weight-asian="normal" style:font-style-complex="normal" style:font-weight-complex="normal"/>
    </style:style>
    <style:style style:name="P49"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d2845" officeooo:paragraph-rsid="002d2845" style:font-style-asian="normal" style:font-weight-asian="normal" style:font-style-complex="normal" style:font-weight-complex="normal"/>
    </style:style>
    <style:style style:name="P50"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e8d7e" officeooo:paragraph-rsid="002e8d7e" style:font-style-asian="normal" style:font-weight-asian="normal" style:font-style-complex="normal" style:font-weight-complex="normal"/>
    </style:style>
    <style:style style:name="P51"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fc1bb" officeooo:paragraph-rsid="002fc1bb" style:font-style-asian="normal" style:font-weight-asian="normal" style:font-style-complex="normal" style:font-weight-complex="normal"/>
    </style:style>
    <style:style style:name="P52"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06623" officeooo:paragraph-rsid="00306623" style:font-style-asian="normal" style:font-weight-asian="normal" style:font-style-complex="normal" style:font-weight-complex="normal"/>
    </style:style>
    <style:style style:name="P53"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193ad" officeooo:paragraph-rsid="003193ad" style:font-style-asian="normal" style:font-weight-asian="normal" style:font-style-complex="normal" style:font-weight-complex="normal"/>
    </style:style>
    <style:style style:name="P54"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3284a" officeooo:paragraph-rsid="0033284a" style:font-style-asian="normal" style:font-weight-asian="normal" style:font-style-complex="normal" style:font-weight-complex="normal"/>
    </style:style>
    <style:style style:name="P55"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46c38" officeooo:paragraph-rsid="00346c38" style:font-style-asian="normal" style:font-weight-asian="normal" style:font-style-complex="normal" style:font-weight-complex="normal"/>
    </style:style>
    <style:style style:name="P56"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5947d" officeooo:paragraph-rsid="00346c38" style:font-style-asian="normal" style:font-weight-asian="normal" style:font-style-complex="normal" style:font-weight-complex="normal"/>
    </style:style>
    <style:style style:name="P57"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5947d" officeooo:paragraph-rsid="0035947d" style:font-style-asian="normal" style:font-weight-asian="normal" style:font-style-complex="normal" style:font-weight-complex="normal"/>
    </style:style>
    <style:style style:name="P58"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69f32" officeooo:paragraph-rsid="00369f32" style:font-style-asian="normal" style:font-weight-asian="normal" style:font-style-complex="normal" style:font-weight-complex="normal"/>
    </style:style>
    <style:style style:name="P59"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7711b" officeooo:paragraph-rsid="0037711b" style:font-style-asian="normal" style:font-weight-asian="normal" style:font-style-complex="normal" style:font-weight-complex="normal"/>
    </style:style>
    <style:style style:name="P60"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7e17a" officeooo:paragraph-rsid="0037e17a" style:font-style-asian="normal" style:font-weight-asian="normal" style:font-style-complex="normal" style:font-weight-complex="normal"/>
    </style:style>
    <style:style style:name="P61"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9147e" officeooo:paragraph-rsid="0039147e" style:font-style-asian="normal" style:font-weight-asian="normal" style:font-style-complex="normal" style:font-weight-complex="normal"/>
    </style:style>
    <style:style style:name="T1" style:family="text">
      <style:text-properties officeooo:rsid="0008d731"/>
    </style:style>
    <style:style style:name="T2" style:family="text">
      <style:text-properties officeooo:rsid="00095112"/>
    </style:style>
    <style:style style:name="T3" style:family="text">
      <style:text-properties officeooo:rsid="000b15f8"/>
    </style:style>
    <style:style style:name="T4" style:family="text">
      <style:text-properties officeooo:rsid="000b571d"/>
    </style:style>
    <style:style style:name="T5" style:family="text">
      <style:text-properties officeooo:rsid="000c460f"/>
    </style:style>
    <style:style style:name="T6" style:family="text">
      <style:text-properties officeooo:rsid="000ce457"/>
    </style:style>
    <style:style style:name="T7" style:family="text">
      <style:text-properties officeooo:rsid="000d7525"/>
    </style:style>
    <style:style style:name="T8" style:family="text">
      <style:text-properties officeooo:rsid="000f2f3a"/>
    </style:style>
    <style:style style:name="T9" style:family="text">
      <style:text-properties officeooo:rsid="0011f420"/>
    </style:style>
    <style:style style:name="T10" style:family="text">
      <style:text-properties officeooo:rsid="0012e741"/>
    </style:style>
    <style:style style:name="T11" style:family="text">
      <style:text-properties officeooo:rsid="0014d66e"/>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1c7240"/>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17f30b" style:font-weight-asian="normal" style:font-weight-complex="normal"/>
    </style:style>
    <style:style style:name="T17" style:family="text">
      <style:text-properties style:text-underline-style="none" officeooo:rsid="002a26ed"/>
    </style:style>
    <style:style style:name="T18" style:family="text">
      <style:text-properties style:text-underline-style="none" officeooo:rsid="002beff4"/>
    </style:style>
    <style:style style:name="T19" style:family="text">
      <style:text-properties style:text-underline-style="none" officeooo:rsid="002fc1bb"/>
    </style:style>
    <style:style style:name="T20" style:family="text">
      <style:text-properties style:text-underline-style="none" officeooo:rsid="003193ad"/>
    </style:style>
    <style:style style:name="T21" style:family="text">
      <style:text-properties style:text-underline-style="none" officeooo:rsid="0033284a"/>
    </style:style>
    <style:style style:name="T22" style:family="text">
      <style:text-properties style:text-underline-style="none" officeooo:rsid="0035947d"/>
    </style:style>
    <style:style style:name="T23" style:family="text">
      <style:text-properties officeooo:rsid="001c3055"/>
    </style:style>
    <style:style style:name="T24" style:family="text">
      <style:text-properties officeooo:rsid="001c7240"/>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officeooo:rsid="00221742"/>
    </style:style>
    <style:style style:name="T29" style:family="text">
      <style:text-properties officeooo:rsid="00253a96"/>
    </style:style>
    <style:style style:name="T30" style:family="text">
      <style:text-properties officeooo:rsid="002a26ed"/>
    </style:style>
    <style:style style:name="T31" style:family="text">
      <style:text-properties officeooo:rsid="0037711b"/>
    </style:style>
    <style:style style:name="T32" style:family="text">
      <style:text-properties officeooo:rsid="0039147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ose #3</text:p>
      <text:p text:style-name="P1"/>
      <text:p text:style-name="P2">_____. I'm not sure how this is going to go.</text:p>
      <text:p text:style-name="P4"><text:span text:style-name="T1">Nietzsche. Live dangerously? Really? Survival is quite nice, wouldn't you say? "[redacted b'cuz copyright, </text:span>为善无近名为恶无近刑<text:span text:style-name="T1"> is the 文言文]" Seems sensible to me, man.</text:span></text:p>
      <text:p text:style-name="P5">_____. Why the five y's, _____? Why?</text:p>
      <text:p text:style-name="P5">______. I think I trust you. Can you help me with this?</text:p>
      <text:p text:style-name="P5">_____. I'm sorry I didn't meet you under different circumstances. I don't think it can work out.</text:p>
      <text:p text:style-name="P5">Buber. Am I doing it right?</text:p>
      <text:p text:style-name="P5">Zhuangzi. Please don't stop affecting me.</text:p>
      <text:p text:style-name="P5">_____. Let you be you and me me, and with some closer proximity surely it has a good chance of working out.</text:p>
      <text:p text:style-name="P5">Buber. How do I know when I've slipped from I-You to I-It without noticing and without meaning to?</text:p>
      <text:p text:style-name="P5">Milk, having just been poured into coffee. You're so beautiful and mystical. <text:s/>wow. I love watching you tumult until homogeny overtakes. But you were so much more beautiful in tumult. <text:s/>so much greater in process, in becoming. Like the becoming will never end when, of course, everything eventually ends. But usually only to start again as well.</text:p>
      <text:p text:style-name="P5">Turtle. Dragon. Drag on turtle. The mud is home. It's cool and genuine and unpretentious. it's common, but so few people choose to live in it like you do. Pry</text:p>
      <text:p text:style-name="P5"/>
      <text:p text:style-name="P5">I'll tell you a story. One day I was traveling in the country just west of Thailand. And at the base of a mountain covered with monkeys, I sat in a tent-covered cafe. Layman and monk sat nearby, and a dog began to bark. The monk picked up a slingshot handle and began to beat the dog. I know not what I saw, but I know it's deeply true to life. "A real-life koan" as one friend told me.</text:p>
      <text:p text:style-name="P5">I once heard a story of a rich Chinese man wandering the streets near the tourist traps of New York City in the 1950's. He was looking for a toaster and taking the world whose language and culture he was still trying to fully grasp. Passing by a shop, he looked inside. It looked like a Christian wares shop, and he was so deeply interested in Christianity even if the young people wrote it off as "a old people's thing." It was a small shop with no one inside. But it was just after nightfall and the lights were on. The Chinese man knew the shopkeeper wouldn't be far. He began to open the door, and a woman called out from behind him in the alleyway before the shop. "Hello, may I ask what you're looking for today?" This would be a deeply cold thing to say in the man's native Chinese. A simple, direct, "what do you want?" would've shown the shopkeeper's welcoming demeanor on the Shanghai streetside. We are only so cripplingly polite with people we don't like. But this shopkeeper, of course, spoke the same words any shopkeeper might in Atlanta or America at large.</text:p>
      <text:p text:style-name="P5"><text:tab/><text:tab/>"Hi, I'm wondering what you are selling here," the Chinese man replies. His accent is quite American but with a few occasional tells.</text:p>
      <text:p text:style-name="P5"><text:tab/><text:tab/>"Hey, look, there's a Chinaman!" calls out a man behind the woman.</text:p>
      <text:p text:style-name="P5"><text:tab/><text:tab/>"Correct, there is a Chinaman." Replies the <text:s/>Chinese man to the white 40-something walking toward him. The white puts his hands on his hips as he stands just a little too close to the Chinese man. And finally the white says at the Chinese man, "Let me look at it," as he looks the Chinese man up and down. Practiced in stifling his anger, his mask falls to deliver his thoroughly unsatisfying comeback, "Look, there's an American. Let me look at it!" And storms off. Back at home, he speaks to his only American roommate among his five roommates. Her Chinese is quite good, though all the Americans assume her Chinese level has reached mine while my feeble foreign mind will never be able to fully comprehend the vast, deep, historical complexity of English. With its French, Latin, and Greek influences, its subtleties must forever allude me, they say, which is why it's always such a struggle to get any white to speak to him as anything other than a child.</text:p>
      <text:p text:style-name="P5"><text:soft-page-break/><text:tab/><text:tab/>The Chinese man told her the story, and as hot-tempered as she is, she got angry that they would say that to him. The Chinese man was taken aback. With every similar story, his white friends would always have fresh excuses for who would otherwise be bumpkin strangers. He misheard them, misinterpreted them, didn't understand their words or actions in the right way, they say. Ignorance, curiousity, always some innocent reason for that white for why that white disparaged his country to his face, followed him home, or stared and smiled creepily from the restaurant kitchen. Always the Chinese man's fault. Never the otherwise bumpkin stranger's fault.</text:p>
      <text:p text:style-name="P5"><text:tab/><text:tab/>But the white women caught herself and course-corrected lest her empathy with the foreigner's experience grow too strong and take over. She didn't want to be seen as someone who loves foreign things and disparages the culture of her own country.</text:p>
      <text:p text:style-name="P5"><text:tab/><text:tab/>A caring smile crept across her face, like the smile you give a three-year-old who's begun to cry after spilling his ice cream cone all over his shirt. "Please forgive our aunties and uncles, for they do not know what they do," she said in Chinese.</text:p>
      <text:p text:style-name="P5"><text:tab/><text:tab/>The Chinese man did not stay in America except for a few more months. He moved to Argentina soon afterward and never looked back.</text:p>
      <text:p text:style-name="P5"/>
      <text:p text:style-name="P5"/>
      <text:p text:style-name="P5">Universe. Please let me settle so things can once again become clear. Once again become clear.</text:p>
      <text:p text:style-name="P5">Pandit. Please see people as full and separate from yourself and unique. I fear the harm you may do.</text:p>
      <text:p text:style-name="P5">Will. <text:span text:style-name="T2">Read. Read for liberation. Read for freedom. Read for acceptance. Read for depth in yourself. Read, for you will find the world between the pages of a book if you read with just enough nonattachment.</text:span></text:p>
      <text:p text:style-name="P6">Loose. Do you calm me? Do you make things clearer? Do you help me or drive me deeper into obstruction? Do you push me to selflessness or chain me to solipscism? I don't know. I don't know. That's why I ask you.</text:p>
      <text:p text:style-name="P6">_____. How do you feel? I wouldn't ask if I thought I knew. How do you feel right now or sitting next to me or reading my text or anything? How do you feel? I think you feel torn up inside when I say or do something that feels degrading. That I don't intend, but it doesn't matter. The deeper the person, the more good or harm I can do for them--for you. Is that part of what I'm afraid of? Hurting you, scaring you more than I already have? Even the children could hurt van Gogh, even they wanted to. That is why it's a problem I don't know you at all. Or, at least, that's the "selfless" reason. How can I know, ______, if I want you out of greed or out of true wish to stand in relation? How can I know if you want me to consume or to stand in relation? How can we be in proximity, gradually sharing vulnerabilities. Sustained. How can we? Sure, we have little in common beyond general philosophy of life and demeanor toward the world. Ah--I see. You think maybe I can understand you in away others can't and don't. Maybe I've found some answers You haven't found as I guess I also suspect in you. Your guardedness makes sense considering the choices you've made in your life, how you look to the world and how you look to your country. Ah--Chinese. Perhaps you want to study Chinese. Maybe that's why you were so cagey about what language you want to learn. You know if we said hi to ______ that she would invite us to a large table with lots of people I don't know. You knew it would be the disaster it was and went along anyway. Maybe you are already as much a Daoist as I am, as ______ suggested. Maybe you are just like me in the ways that matter, with few true common interests. Maybe you've decided that words are an inadequate vessel for ideas, an point-of-view would tend to agree with. And thus words for you perhaps only allow for surface meanings where other things got closer to the ineffable truth. I don't fucking know. Because I don't know you. But I want to.</text:p>
      <text:p text:style-name="P6"><text:tab/><text:tab/><text:tab/><text:tab/>But I don't.</text:p>
      <text:p text:style-name="P6"><text:tab/>Maybe you, like me, feel lonely around the people. They never to seem to grow the patience to understand, to see the uniqueness in others. Politics stands in for relations; rhetoric stands in for <text:soft-page-break/>empathy; and, "better" stands in for pure. Maybe that's the world you live in? I can only guess, really. If it were, I would understand why you want to get out. Surely something is better than this, you may think. And you may very well be right. Maybe you, like me, feel lonely around the people. They instinctively see others--even ostentateously close friends as yet more Its. The busyness certainly infects one with the sure propensity to it-ify. The busyness certainly does sap the soul of its natural sweetness. The busyness certainly inflicts a malingnant insecurity, which throws those in busyness into the solipcistic loop until exhaustion and "vacation." The busyness drives us to run from the past and grasp after the future, filling up the present with deludedness. So we can hopefully rest assured that if we fail, surely laziness was not the thing that got us in the end. And we can rest assured that the blame can fall on some cold, external force, whether or not that was true. Busyness says thought is bad and selfish and full of self-created non-reality. Busyness says we must only trust the conventional, the concrete, the direct, the brutal truth. For if it's not brutal, how can it be truth? <text:s/>the busyness attests. <text:span text:style-name="T3">If only we can sustain the busyness like the Greats of Busyness who came before us, if only we pay our dues to the busyness, it will all pay off in the end. And we can finally sleep a decadent number of hours. In death. What more could we want than death? A total break from the dreadgery that we do not yet and yet will someday deserve, but only when "the universe" finally delivers it to us if we only don't waste time in foolish thoughts, if we only trust our superiors fully.</text:span></text:p>
      <text:p text:style-name="P7">Can we find meaning in a copy of a translation of a near-illiterate? Itself full of errors and rediculousnesses, regardless of its independent beauty. Can we find meaning in the xerox of a xerox of a xerox of a scribble? Of course, but gently. And with radical acceptance and a penchant for survival, there is no danger, there is only the beauty of the ever-empty meaning. But only if you never forget it's empty.</text:p>
      <text:p text:style-name="P7">1980's steampunk USA w/ racism Haha</text:p>
      <text:p text:style-name="P7"><text:tab/>think fullmetal alchemist</text:p>
      <text:p text:style-name="P7"><text:tab/>Islam is dominant relgion, Eastern Orthodox christianity is mystical minor-religion</text:p>
      <text:p text:style-name="P7"><text:tab/>My story as exchange student, young professional in China but in sci-fi Islamo-futurist America.</text:p>
      <text:p text:style-name="P7"><text:tab/>Chuancius (like "Confucius")</text:p>
      <text:p text:style-name="P7"><text:tab/>Daoism and not Confucianism + Menciuism came to define Chinaman</text:p>
      <text:p text:style-name="P7"><text:tab/>Wakanda. Because I can</text:p>
      <text:p text:style-name="P7"><text:tab/></text:p>
      <text:p text:style-name="P7"><text:tab/>hm... mystory--&gt;mystery ...interesting</text:p>
      <text:p text:style-name="P7"/>
      <text:p text:style-name="P7">_____. When I'm around you, find myself being better. I find myself doing more of what I would otherwise do. I find myself truly remembering what the best version of myself is or was. I find myself desiring what I might otherwise see as a decadent calmnes, unhumble awareness, and arrogantly restrained compassion. I find myself being who I would otherwise be. In short, you seem to be a good influence. And that is good enough reason to perhaps strive a bit.</text:p>
      <text:p text:style-name="P7">_____. Maybe you think you know me because of what you see of me on my facebook and in my texts. Maybe you think I know you because of what we've seen of each other and what you know I've seen in you. Maybe you know for anything you say I'll be able to see right through to you like a freshly cleaned window into your bright and messy living room. And maybe you're right. And if I were you, I'm not sure I would act any differently for fear I would give something away well before the time was right. And maybe you felt just as exposed as I did--perhaps more so--sitting there at the head of the table, me next to you. And maybe you wanted to meet before--well before--the performance for fear that such a "first" meeting would be fairly way too intense for the two of us.</text:p>
      <text:p text:style-name="P7">Sleepiness. You creep up again. Is it just from soothed anxiety from which you choose to spring from?</text:p>
      <text:p text:style-name="P7"/>
      <text:p text:style-name="P7"><text:soft-page-break/>Sleepiness. I accept you sleepiness. I accept you as I seek to accept myself an each all and other You. I accept you. You care for my precious memories in a way I may never understand. You take care of my vitality and wit in a way I may never understand. But I seek to embrace your irrational care. I seek to recognize my emphemeral debt to you.</text:p>
      <text:p text:style-name="P7">Jenni<text:span text:style-name="T4">. An enigma, you say. Is that like Edward Nigma, yet another allusion to an evil someone in fiction who others believe I resemble in action and aura, appearance and askensk? You say me a puzzle, yet don't know questions to ask. And I wonder what even constitutes this ostentatous "enigma". Not to say I disagree. Not to say that at all. But it's not something I strive to. Or maybe I do or at least should. Sometimes somethings are best left unsaid, and it is in the unsaid that enigma grows. I would think anyway.</text:span></text:p>
      <text:p text:style-name="P8">Jen. I feel I was a bit nasty to you, and I think you didn't take it the wrong way, but I hope it didnt get under your skin.</text:p>
      <text:p text:style-name="P8">______. I think you would accept the life I lead, but there is still that nagging doubt dancing on my scalp. If I come too know that you have the propensity to understand and the slowness of heart to judge not-too-quickly, then I will be an open book to you well before I'm ready. I don't even know if that's something you're looking for. I can only hope you want not to consume but rather to stand in relation for a time. I hope you think me a good influence as well. You make me want to strive to be my best person. I hope I do the same for you. It'd be nice if that were true.</text:p>
      <text:p text:style-name="P8">_____. That Japanese Zen cirlce really threw me for a loop that day. At the time I was thinking a lot about wabi-sabi, simplicity, perfect warted incompleteness. And I had decided I wanted to put an enzo on my wall. Big bold beautiful, perfectly warted with the uselessness that would make the 1000-oxen-tree proud. And then I saw it on your arm. On your arm of all places. And you said that that was what it was. And all-of-a-sudden there was no way I could ever put an enzo on my wall. Maybe 大知闲闲小知间间。I'd like that. Or "useless tree" in the 文言文。That would be nice too. You know, probably, you know my pain of China. You know, probably. Maybe you think the same as me.</text:p>
      <text:p text:style-name="P8">_____. I wonder if you could come on too strong to me. When you sat on my meditation cushion, I was intimidated--not with the anti-feminist connotation I think.--That was the only thing. I suppose I am being shortsighted. There is perhaps plenty you could do to come on too strong. Same for me as history shows.</text:p>
      <text:p text:style-name="P8">_____. Does your sleep snatch you at times not decreed acceptable by social normalcy? Is that a fear is I'll judge you because of that? Anxiety must play a large role in your life as it does in mine. It must. And nothing kills sleep quite so thoroughly as does anxiety, right?</text:p>
      <text:p text:style-name="P8">_____. Making mistakes and nevertheless falling in the right direction. Isn't that the dream? Knowing you makes me feel like the dream is possible.</text:p>
      <text:p text:style-name="P8">_____. Not setting times in the far future. It's because of sleep, isn't it? It must be because of sleep. How could it be because of anything else? How could it? Now if I have that right. If it's clear now, then actually maybe we can proceed a bit more efficiently.</text:p>
      <text:p text:style-name="P8">_____. Or maybe you too were exhausted but for different reasons. Maybe you couldn't sleep the previous night because of me--am I really so narcissitic toactually think this--and so unaware naturally quicker to take offense, to lack the ability to bat around conversation. I suppose I could brring up to you my own historical difficulties with sleeping when I want to.</text:p>
      <text:p text:style-name="P8">Andrew. I love you, man. I see you're still trying to find some working balance btween particular-concentration and general-awareness. I can't tell you what that balance is or how to find it, but certainly can't let your aversion to Pandit prevent you from meditating. You know the most clarity comes through meditation. You know that.</text:p>
      <text:p text:style-name="P8">Andrew. Yes, greed may very well be manifesting in you more than before. Yes. But that too you must accept or become a slave to it. Remember--you become what you hate. Heaven does nothing and yet everything is accomplished.</text:p>
      <text:p text:style-name="P8"><text:soft-page-break/>Andrew. 当散木吧！无所可用<text:span text:style-name="T5">，故能若是之寿。是不材之木也。无所可用，故能若是寿。</text:span></text:p>
      <text:p text:style-name="P10"><text:span text:style-name="T5"><text:tab/></text:span>夫醉者之坠车，虽疾不死。骨 节与人同而犯害与人异，其神全也。乘亦不知也，坠亦不知也<text:span text:style-name="T5">。</text:span></text:p>
      <text:p text:style-name="P9">Zhuangzi. Do you really want me to be like the drunk man? To not know I'm riding the carriage and not know I'm falling off? Or do you just want me to act like the drunk man and pretend like I don't know I'm on or off the carriage?</text:p>
      <text:p text:style-name="P9">_____. Love is just a run of the mill mangy old dog. No need to carry the spade with us while we pass some hotdogs to it. Love is common and neutral. Resisting it only makes us not do, forget about doing what we would otherwise do. Because we become consumed in anxiety for this Big Bad. Problems and pain arise becaue of our otherwise problems with ourselves and social habits. Since a relationship is, first and formost, a relationship, any problem that might occur in love would likely also count for non-romantic relationships.</text:p>
      <text:p text:style-name="P9">_____. What I'm trying to say is that I've been making excuses to myself to procrastinate, to say why this would be a bad idea, to fear to worry. And really, I know anything worth worrying about would be just as true in any of my relationships in the end. I'm telling you this because I suspect you feel the same. I suspect you've been making excuses not to do this, creating reasons to worry. Fear of rejection, pain, physical danger. These are ever valid anxieties, but you are smarter now, and love is extremely unlikely to strike if you don't feel phyiscally and emotionally safe. Hm. I'm talking to you like I would talk to myself. Not good.</text:p>
      <text:p text:style-name="P9">_____. Thank you for you second message that showed my message was received. I've sent you back another that I hope lets you know you've correctly interpreted my message. I'm sorry this is all so silly and convoluted.</text:p>
      <text:p text:style-name="P9">_____. I am trying to be like the drunk man. I think you are too. Hopefully everything will be accomplished. </text:p>
      <text:p text:style-name="P9">Universe. Do your will. I will aquiesce. I will go along with whatever you've decided already. All I can do is lobby for physical proximity. That's all. I will do what I would otherwise do and leave the rest up to you.</text:p>
      <text:p text:style-name="P9"/>
      <text:p text:style-name="P9"/>
      <text:p text:style-name="P9">My anxiety has been quite strong lately. Programming seems to aggrevate it. That's a problem.</text:p>
      <text:p text:style-name="P9">After an hour of meditation, my exhaustion becomes clear. <text:s/>clearly from anxiety.</text:p>
      <text:p text:style-name="P9">I've been neglecting several duties that would otherwise find themselves done. Am<text:span text:style-name="T6">z</text:span>n<text:span text:style-name="T6">, etc.</text:span></text:p>
      <text:p text:style-name="P11">Greed is a new problem of mine. Not sure how to combat it. </text:p>
      <text:p text:style-name="P11">I want Ariel. Is that greed? Isn't it? Is it okay? I mean, why not?</text:p>
      <text:p text:style-name="P11">I like programming a lot. How will I structure the checklist app. Oh. Should have list too.</text:p>
      <text:p text:style-name="P11">I could build it in Formnik or redux form or just straight react or straight react-redux. </text:p>
      <text:p text:style-name="P11">How would I add ads to it? Shouldn't be too difficult, right?</text:p>
      <text:p text:style-name="P11"/>
      <text:p text:style-name="P11">Dani. Clearly in many ways we're not so different. We both seem to suffer anxiety and war with sleep.</text:p>
      <text:p text:style-name="P11">______. The time may come soon when I ask you to help me with _____.</text:p>
      <text:p text:style-name="P11">Nat. We could hang out again, right?</text:p>
      <text:p text:style-name="P11">Lisa. I'm sorry for taking so long to contact you.</text:p>
      <text:p text:style-name="P11">Ariel. Likewise, I'm sorry for not contacting you.</text:p>
      <text:p text:style-name="P11">Zack. I may invite you to saturday</text:p>
      <text:p text:style-name="P11">Ariel. I had so much fun with you today. I'm sorry I wasn't better at restraining my ego so that you could express yourself more fully. I think you're so beautiful and interesting. Gloriously a know-it-all, and I'm so happy to know you. Thank you for the deeply kind text.</text:p>
      <text:p text:style-name="P11">Ariel. An acquaintence invited me to a pool party at my building tomorrow afternoon. If you're free, would you mind coming too so I could have someone there I know? I can talk to?</text:p>
      <text:p text:style-name="P11">Ariel. I don't know why I want to try with you, and that's exactly why I think I should.</text:p>
      <text:p text:style-name="P11"><text:soft-page-break/>Universe. You've returned to me that warmful peace in my skull. That humbling subtlety, vibrating acceptence. You've returned to me the beginning. So let this be a beginning again if you will it. How can I do anything follow the ways of heaven. Doing what would otherwise be done. Once again.</text:p>
      <text:p text:style-name="P11"/>
      <text:p text:style-name="P11">Let the boulder roll down once again. Yes! Let it roll once again. Hah ha! Let Heaven continue on its way, for there is no other</text:p>
      <text:p text:style-name="P11">Insecurity is thin and difficult to see through. For both the observer and the experience.</text:p>
      <text:p text:style-name="P11"/>
      <text:p text:style-name="P11">Ariel. I think you might like "The Perfect Human." I think I'll send it to you later.</text:p>
      <text:p text:style-name="P11">&gt; --Hey. A few people who I don't know well are hosting a pool party tomorrow afternoon at my apartment. If you're free, I'd love it if you could join so I know I'll have someone to talk to.</text:p>
      <text:p text:style-name="P11">_____. I'll answer you soon, I promise. That day of the play was such a mess, right? And my response to it was no better. What a shame. I hope the sand is allowed to settle one day so we can each look at the other, unencumbered by obstructed vision. What a shame. <text:s/>we have not yet seen one another.</text:p>
      <text:p text:style-name="P11"><text:tab/><text:tab/>I don't have plans for Songkran, and I'd love to spend some of it with you and whoever. What did you have in mind?</text:p>
      <text:p text:style-name="P11">You. I can't do a lot. I cannot make you a subset of myself. All I can do is sit still until you show me your vulnerabilities. I can listen and seek to understand your flaws and irrationalities as fully as I can. I will then decide if I can accept them--and I usually can. And then I will tell you with<text:span text:style-name="T7"> all the sincerity and directness I have tell you to be kinder to yourself in a soft jazz you will understand.</text:span></text:p>
      <text:p text:style-name="P12">To make difficult, personal decisions, I sit and let the calm irrationality come, and I let it decide for me. Only it knows the way of Heaven, for I know I don't.</text:p>
      <text:p text:style-name="P12">All you do will be undone. All you achieve will be buried in the sand. Why leave the mud when this is how it is? Why leave the cool mud if you don't have to? It will protect you from the sun; it will accept your humble tail. It will never be too good for you as long as you never seek to be too good for it.</text:p>
      <text:p text:style-name="P12">You can always find light in soft eyes as long as your eyes are soft in return, but in Shanghai, soft eyes are in short supply</text:p>
      <text:p text:style-name="P12">When you deliver words soft, kind, and true, you can help someone change their world. But make sure your left hand doesn't know about it.</text:p>
      <text:p text:style-name="P12">Cultivate softness so that one day you may become Nile, unstoppable and alive; let your body's boundary blurr, and no one will have power over you ever again. Every coastline is infinitely long, and so should you be too--a broken Enzon, a worthless tree.</text:p>
      <text:p text:style-name="P12">I want to save the world, but I'd definitely settle for one or two people.</text:p>
      <text:p text:style-name="P12"/>
      <text:p text:style-name="P12">My love could not overcome so much alienation. And they asked me to borrow my soul, explaining it would be returned with hefty premium. But with much luck, I came aware of the path before me. And unlike Gregor, I saw I had a choice, And I chose survival; I chose life; I chose mud. The mud in Mainland dried up long ago.</text:p>
      <text:p text:style-name="P12"><text:tab/><text:tab/>Words are not bound to any particular meadow, much less one on which a parking lot's been put. Words travel the world and lack a home and a final destination, and I can love the words I love from anywhere on the blue dot.</text:p>
      <text:p text:style-name="P12"><text:tab/><text:tab/>When I live in China, Chinese people tell me to leave, so I did. There's no mud there anyway, so it shouldn't matter much to me. My love knows no borders, but my alienation does. Better to survive. Always better to survive in the mud.</text:p>
      <text:p text:style-name="P12">Once again once again the busyness takes me into the deceptively warm embrace of the security <text:span text:style-name="T8">和</text:span>produced by External Things. Don't I know that words only exist to catch ideas, that when the ideas are caught, I can forget the words? Don't I know? Why don't I know? Words!</text:p>
      <text:p text:style-name="P12"><text:soft-page-break/>Why don't I learn that I become what I hate? </text:p>
      <text:p text:style-name="P12">My love for Zhuangzi well predated my time in China, and it has well outlived it. Anyone who draws a correlation between my love of Zhuangzi and my experience in China is sorely misled.</text:p>
      <text:p text:style-name="P12">I never geeked out with Zhuangzi in China because it would never hope to be seen as Coming out of love. It would only ever be seen as a misguided persuit to coldly impress the foolish masses, and it most surely would impress no one more than would a waterskiing dog. What a waste of love! Only when it can be primarily seen as out of love isit even worth trying to show that part of myself</text:p>
      <text:p text:style-name="P12">哇够滑水<text:span text:style-name="T8">！！！！！！！！！！！！！！！</text:span></text:p>
      <text:p text:style-name="P12"/>
      <text:p text:style-name="P13"/>
      <text:p text:style-name="P44">Words, like people, can outgrow their hometown. At least until the hometown becomes otherwise great, after it matures out of Becoming Great Again. But words will always be happy to come home, as long as they come home to the mud that suits them--not the alabaster that never did.</text:p>
      <text:p text:style-name="P13">There is no difference between being placed on a pedastal or under a shoe. The apple under the skin rots us from the inside either way. Better to leave in search of mud once again.</text:p>
      <text:p text:style-name="P13">Brittle love was never love. You cannot love a thing; you cannot love as a thing; you cannot love if you make the object of your love into an object of your love. Love a way to stand in relation, to touch and be touched. It's not an emotion; it's not more than a kind and mangy mut, missing its front teeth, scaring those with brittle eyes and simply behind the milk for the Perfect Human.</text:p>
      <text:p text:style-name="P13">Even Nietzshe's gotta know by now that you become what you hate. Why don't you?</text:p>
      <text:p text:style-name="P13">Your soft eyes will bring light to others with soft eyes. Cultivate the having of soft eyes. Practice doing the things and being around the people who soften your eyes. And fear those with chronicly brittle eyes, for they will brittle-fy your eyes with proximity and determination. Protect your eye softness like you would handle a fallen baby bird as you lift it back into its nest. Cultivate and protect your softness, and you will cultivate and protect life.</text:p>
      <text:p text:style-name="P13">Your insecurities are too strong. I know what you want from me. And though I want to give it to you, your insecurity keeps us too far apart. Too far apart</text:p>
      <text:p text:style-name="P13"/>
      <text:p text:style-name="P14">Ariel. Why do I want you so much? I don't get it. I kinda want to dominate you in a way, and it's weird to allow myself to feel something like that. But I do want to help you feel something.</text:p>
      <text:p text:style-name="P14">Aay. I wonder why you show off status to me so often. I don't think I understand.</text:p>
      <text:p text:style-name="P14">Anxiety. We are on good terms now, no? I'd like to sleep, would that be cool. A bit of sleep? Sleep is good, no?</text:p>
      <text:p text:style-name="P14">Ariel. I'm sorry things aren't so clear with us. I'm sorry.</text:p>
      <text:p text:style-name="P14">Jen. Thank you for buying the boardgame and suggesting we play it. Sounds like fun.</text:p>
      <text:p text:style-name="P14">______. All I want is to see _____ on some regular basis. That's all I coudl want in the world.</text:p>
      <text:p text:style-name="P14">_____. You don't see me, and I don't see you. Perhaps that's our problem anyway.</text:p>
      <text:p text:style-name="P14">. Sadly, even with your whiteblack hair, you are too conventional for me. Sorry.</text:p>
      <text:p text:style-name="P14"/>
      <text:p text:style-name="P14"><text:tab/>Return to me, please return to me when you no longer want waht you want today: a dissolution of all you are, remade and reset in a more defined and defiantly flawed self vision. Come to me after you've returned from Never-Even-Anything land. And we will roll together<text:span text:style-name="T9"> in glory into the sunset. But for now begone and let me cry alone.</text:span></text:p>
      <text:p text:style-name="P15">Dance, dance on the edge of security, but never grasp it. And you will find the path, waiting for you all along.</text:p>
      <text:p text:style-name="P15"/>
      <text:p text:style-name="P15">I don't know what I want anymore haha. Would be nice to have direction.</text:p>
      <text:p text:style-name="P15">Sleepy. Sleepy</text:p>
      <text:p text:style-name="P15">Party food. I could get some party food. I could Bean dip, tortilla chips,</text:p>
      <text:p text:style-name="P15">Still pretty tired. Hmm.</text:p>
      <text:p text:style-name="P15">I can't hear anything in a crowded roommateAnd on the pedastal these words apear:</text:p>
      <text:p text:style-name="P15">My Name is Oxymandias, King of Kings.</text:p>
      <text:p text:style-name="P15">Look on my works, ye mighty, and dispair!</text:p>
      <text:p text:style-name="P15">Nothing beside remains.</text:p>
      <text:p text:style-name="P15">Anytime I grasp after something, I regret it.</text:p>
      <text:p text:style-name="P15"><text:tab/>Don't grasp, and the Dao is below me.</text:p>
      <text:p text:style-name="P15">Cuddling. I do crave cuddling. I actually do.</text:p>
      <text:p text:style-name="P15">Cuddling for me is very much an infinite game</text:p>
      <text:p text:style-name="P15"/>
      <text:p text:style-name="P15"><text:soft-page-break/>______. I have no plan. None</text:p>
      <text:p text:style-name="P15">Ariel. What do I see in you? Why do I like you? I'm just not sure.</text:p>
      <text:p text:style-name="P15">_____. Fuck if I know how to do this.</text:p>
      <text:p text:style-name="P15">Ariel. You're pretty fucking amazing.</text:p>
      <text:p text:style-name="P15">Robert. I'm okay with this being an unpaid job for now, but I'm not okay with not having things to work on.</text:p>
      <text:p text:style-name="P15">Ariel. Thanks. If unfilfilled, it was a good ride; if fulfilled, well there's that.</text:p>
      <text:p text:style-name="P15">_____. Looks like you understand my meaning now. Wish I wasn't so opaque sorry.</text:p>
      <text:p text:style-name="P15">Carse. Infinite games. How didn't I get this? Re: Ariel, _____,, and Robert, it should be made into infinite games. I want to keep programming w/ Robert. I want to keep hanging out with _____. I want to</text:p>
      <text:p text:style-name="P15">Robert. I just wanna code. I like to code. I can't rationalize this if we're not moving forward.</text:p>
      <text:p text:style-name="P15"/>
      <text:p text:style-name="P15">The way of the world is blindness because if it weren't, we would have nothing to discover. Never known the joy of new light after long darkness.</text:p>
      <text:p text:style-name="P15">Why are you jealous and not happy for her success and luck?</text:p>
      <text:p text:style-name="P15">Survive first. The world can wait.</text:p>
      <text:p text:style-name="P15">Watch yourself for Learned Helplessness.</text:p>
      <text:p text:style-name="P15"><text:tab/>The story of Learned Helplessness is when some scientists took a dog and put him in a cage. Then they electrified the cage, and shocked the dog. The dog jumped out of the cage, as expected since the door was open.</text:p>
      <text:p text:style-name="P15"><text:tab/><text:tab/>Then the scientists locked the dog in the cage. And they shocked the dog. The dog was not amused and barked and struggled and growled. But still was trapped. And so the scientists, they shocked the cage and then they shocked the cage, and then they shocked the cage, <text:span text:style-name="T10">and then they shocked the cage, and then they shocked the cage again. With time the dog moved from...</text:span></text:p>
      <text:p text:style-name="P15"/>
      <text:p text:style-name="P15">庄子故事</text:p>
      <text:p text:style-name="P16">And after the procession finished and the crowed cleared, Zhuangzi arose from behind the hill. At even pace, the bald sage blurred into his surroundings, his lips content and his eyes sleepy. Barely above a whisper he spoke with a thick accent: "Please go away. A procession I netiher want nor require. If people see me like a king, they're liable just to put my words on a pedastal and leave them there, only for some pious charlatan to point to and misconstrue. How can I find my You when everyone seeks to be my It? Please go away." He said not another word, laid on a rock and watched the butterflies with his sleepy eyes, his body blurring more and more in on itself as he drifted in and out of consciousness. The procession disburses and one by one troubld souls approach him. In desparation they ask his advice and comfort. Even one or two requests for a miracle. But the Perfect Human spoke not another word, glancing at his pilgrims as they approached and pleaded. Smiling as if to signal he didn't understand their language, and after a long time, that sufficed for all who came. Until one by one they all left except you, who had not yet said a word.</text:p>
      <text:p text:style-name="P16"><text:tab/><text:tab/>You more closer to him with gentle steps. Sitting crosslegged next to him, you watch the butterflies too. Aware and clear and calm for a time as he drifts in and out of this conventional world. </text:p>
      <text:p text:style-name="P16"><text:tab/><text:tab/>An hour elapsed between you and him. And you sense his aura of calm had become sincere. You say to the butterflies: "You understood their plights. Why did you not help them?"</text:p>
      <text:p text:style-name="P16"><text:tab/><text:tab/>Zhuangzi looked no different. Drifting in and out of the conventional world, it would seem to any observer he had not heard you, or indeed not understood you, or cared not for your question, or cared not for your company, or simply cared not for your smell. But you seek to be better than a mere observer. You seek mud, and you knew better.</text:p>
      <text:p text:style-name="P16"><text:soft-page-break/><text:tab/><text:tab/>Or you thought you did. Zhuangzi continued looking out of those sleepy eyes and just barely curling those content lips. And another hour past by. You and the sage and the meadow butterflies. A humble breeze arose, and Zhuangzi smirked like a satisfied cat who has just caught the red dot, and he said in a perfect rural Alabama accent "Their paid is very intense you see. I am very tired today and there are just too many of them to help. I like this meadow and wish to drift in and out of the conventional world here for a time. And besides, as long as I am useless to them, they will think there is something useful in me they can drive out of me. Some useful orange they can pry from my branch--and probably the branch as well to graft on to their own tree to sell the oranges for a profit. Lose enough branches, and won't even be able to satiate myself, and I will not survive to give an orange to anyone. I fear the desparate and the insecure because they do not see me as a You. At best they see themselves as It's and at worst, they seek to find my use.</text:p>
      <text:p text:style-name="P16"><text:tab/><text:tab/>"But you see me as a You. With calmness, sincerity, and common respect, you ask me a fair question and don't interrupt my answer. And so I will give you an orange with my own hand.</text:p>
      <text:p text:style-name="P16"><text:tab/><text:tab/>"I see you," he said, now staring intently at the butterflies, his lips pursed in concentration. "Your memories are many and your knowledge decreasing by the day. You seek to drag your tail in the mud like the so-called "Perfect Human." And you come to me to stand here in relation to me. To provoke me to life with your touch as you hope I provoke you to life with my touch. You seek what all seek--whether they know it or not--to regain the feeling of perfect security You had in your mother's womb befor being flushed into this unbearably conventional world. You have become an It many times over and wish to become like me--an It no more you may assume. I will give you all I can, but it's not that. An orange is only a cheap fruit after all, and that's the only thing I will ever have to give.</text:p>
      <text:p text:style-name="P17"><text:tab/><text:tab/>"In your loneliest of lonelies, you wish for some priveleged, powerful, ostentatiously perfect human to come to you, listen to you, fully understand you--Perhaps far better than you even understand yourself. To understand you--your wants and desires, joys and sorrows, opinions, reasonings, and irrationalities<text:span text:style-name="T11">, your most private, secretive flaws that generate your deepest pang of self-loathing, flaws you know intimately and never seem to be able to escape, your most hurtful sins, your most disgusting degredations--and then with a calm and sincere, penetrating word that becomes true on the very act of saying it, look into your eyes and say, "I have heard you. Your flaws, your hopes, your irrationalities. And I have to tell you--be kinder to yourself. You are already normal in the ways you feel you are insufficient, already excel in the ways you feel deficient; you already help more people than you'll ever know. You are already everything you need to be today. Simply cultivate your garden, be kinder to yourself, and seek to accept yourself and accept others--radical acceptance. That is one eighth my orange.</text:span></text:p>
      <text:p text:style-name="P22"><text:tab/><text:tab/>"The rest of my orange is here. You want someone to come to you and understand you fully and say these things, and with this I cannot help you. I am only a book. But what I cannot do for you, you can do for others. You can be the calm, sincere, someone who seek to hear, without judgement, the deepest flaws and self-loathings of those over whom you have power and privelege. You can fully understand some human in his loneliest of lonelies and tell him "You are already everything you need today, be kinder to yourself." I cannot be that for you, for I am a book. But you can be that for some You. And if you don't put me on a pedastal, and if you do it right, it will be the sweetest orange for both I and You."</text:p>
      <text:p text:style-name="P22"><text:tab/><text:tab/>"And lastly, know I find it difficult to keep my tail in the mud too. Meditation, radical acceptance, cutting the oxen, all are difficult too often for me as well. <text:s/>so please understand you are already enough."</text:p>
      <text:p text:style-name="P18"><text:tab/><text:tab/>Without transition, he rose, his bamboo fishing rod over his shoulder, and went toward the Hao River,</text:p>
      <text:p text:style-name="P22"><text:soft-page-break/><text:tab/><text:tab/>You arose and the most jittery fool approached you and asked, "What did he say?" And you simply reply you didn't understand Chinese. It was something in Chinese. The fool told the whole town what you said, and you never spoke another word about it.</text:p>
      <text:p text:style-name="P22"><text:tab/><text:tab/>And his last words rang in your ears, "I have no more fruit to give you. Thank you for making me feel full."</text:p>
      <text:p text:style-name="P22"><text:s/></text:p>
      <text:p text:style-name="P19">And after the procession finished and the crowd cleared, Zhuangzi arose from behind the hill. At even pace, the bald sage blurred into his surroundings; his lips content and his eyes sleepy. Barely above a whisper he spoke with a thick accent: "Please go away. A procession I neither want nor require. If people see me like a king, they're liable just to put my words on a pedastal and leave them there, only for some pious charlatan to point to and miscontrue. How can I find my You when everyone seek to be my It? Please go away."</text:p>
      <text:p text:style-name="P19"><text:tab/><text:tab/>He said not another word, laid on a rock and watched the butterflies with his sleepy eyes, his body blurring more and more on itself as he drifted in and out of consciousness. The procession disperses and one by one troubled souls approach him. In desparation they ask his advice and comfort. Even one or two requests for a miracle. But the Perfect Human spoke not another word, glancing at his pilgrims as they approached and pleaded. Smiling as if to signal he didn't understand their language, and after a long time, that sufficed for all who came. Until one by one they all left except you, who had not yet said a word.</text:p>
      <text:p text:style-name="P19"><text:tab/><text:tab/>You move closer to him with gentle steps. Sittling crosslegged next to him, you watch the butterflies too. Aware and clear and calm for a time as he drifts in and out of this conventional world. <text:s/>bobbing in and out of this oh-so-conventional world.</text:p>
      <text:p text:style-name="P19"><text:tab/><text:tab/>An hour elapses between you and him. And you sense his aura of calm had become sincere. You say to the butterflies: "You understand their plights. Why did you not help them?"</text:p>
      <text:p text:style-name="P19"><text:tab/><text:tab/>Zhuangzi looked no different. Drifting in and out of the conventional world, it would seem to any observer he had not heard you or not understood you or cared not for your question or cared not for your company, or simply cared not for your smell. But you seek to be better than a mere observer. You seek mud, and you knew better. </text:p>
      <text:p text:style-name="P19"><text:tab/><text:tab/>Or you thought you did. Zhuangzi continued looking out of those sleepy eyes and just barely curling those content lips. And another hour past by. You and the sage and the meadow butterflies. A humble breeze arose, and Zhuangzi smirked like a satisfied cat who had just caught the red dot, and he said in a perfect Alabama accent, "Their pain is very intense you see. I am very tired today and there are just too many of them to help. I like this meadow and wish to drift in and out of the conventional world here for a time. And besides, as long as I am useless to them, they will think there is something useful in me they can drive out of me. Some useful orange they can pry from my branch--and probably the branch as well to graft onto their own tree to sell the oranges for a profit. Lose enough branches, and won't even be able to satiate myself, and I will not survive to give an orange to anyone. I fear the desparate and the insecure because they do not see me as a You. At best they see themselves as It's and at worst, they seek to find my use.</text:p>
      <text:p text:style-name="P19"><text:tab/><text:tab/>"But you see me as a You. With calmness, sincerity, and common respect, you ask me a fair question and don't interrupt my answer. And so I will give you an orange with my own hand."</text:p>
      <text:p text:style-name="P19"><text:tab/><text:tab/>"I see you," he said, now staring intently at the butterflies, his lips pursed in concentration. "Your memories are many and your knowledge decreasing by the day. You seek to drag your tail in the mud like the so-called "Perfect Human." And you come to me to stand here in relation to me. To provoke me to life with your touch as you hope I provoke hope I provoke you to like with my touch. You seek what all seek--whether they know it or not--to regain the feeling of perfect security you had in your mother's womb before being flushed into this unbearably conventional world. You have become an It many times over and wish to become like me--an It no more you might assume. I <text:soft-page-break/>will give you all I can, but it's not that. An orange is only a cheap fruit after all, and that's the only thing I have to give.</text:p>
      <text:p text:style-name="P19"><text:tab/><text:tab/>"In your loneliest of lonelies, you wish for some priveleged, powerful, ostentatious perfect human to come to you, listen to your deepest anxieties, understand you as fully as any human could--Perhaps far better than you even understand yourself. You want the Perfect Human to understand your wants and joys, desires and sorrows, opinions, rationalizations, and irrationalities, your most secret blemishes on your personhood that generate your deepest pangs of self-loathing, flaws you know intimately and never seem to be able to escape, your most sadistic sins, your most disgusting, willful degredations.--and then with a calm and sincere, penetrating word that becomes true with the breath of its final consonent, the Perfect Human looks into your eyes and says, "I see you. Your flaws, your hopes, your very irrationalities. And I have to tell you that they're all far more humble and common than you could've hoped. You are already normal in the ways you feel you are insufficient, already excel in the activities in which you feel impotent; you already help more people than you will ever know. So be kinder to yourself, for you are a humble soul. You already have become everything you needed to be to live today's best day. Simply cultivate your garden, be kinder to yourself, and seek to accept yourself and accept others--radical acceptance. And that is one-eighth the orange I have to give.</text:p>
      <text:p text:style-name="P19"><text:tab/><text:tab/>"The rest of my orange is here: look. You want someone to come to you and understand you fully and say these things. I cannot help you with this. I am but a book. But what I cannot do for you, you can do for others. You can be the calm, sincere someone who seeks to see, without judement, the deepest brokennessses and self-loathings of those over whom you hold power and privelege. You can fully understand some human's precious words in his loneliest of lonelies and tell him, "You are already everything you need to be today. Be kinder to yourself, for the world is better with you in it, doing what you already otherwise do."</text:p>
      <text:p text:style-name="P19"><text:tab/><text:tab/>"I cannot be that for you. I am a book. But if you don't put me on a pedastal, and if you do it right, it will be the sweetest orange for both you and I."</text:p>
      <text:p text:style-name="P19"><text:tab/><text:tab/>"And lastly, know I find it difficult to keep my tail in the mud too. Meditating, radical acceptance, cutting the ox, all are difficult too often for me as well. So please understand you are already enough."</text:p>
      <text:p text:style-name="P19"><text:tab/><text:tab/>You arose and the most jittery fool approached you and asked, "What did he say?" And you simply reply you didn't understand. It was something in Chinese. The fool told the whole town what you said, and you never spoke another word about it.</text:p>
      <text:p text:style-name="P19"><text:tab/><text:tab/>And his last words rang your ears: "I have no more fruit to give you. Thank you for making me feel full."</text:p>
      <text:p text:style-name="P19"/>
      <text:p text:style-name="P20">"Oh he's so humble. He doesn't want to be seen as the great man he is because he truly doesn't understand how many people he touches and how deeply."</text:p>
      <text:p text:style-name="P20">"No, you have it all wrong. He wants to see every other as a You, and when it's a lot of people at once who see him as a full person, it's exhausting for him. Pushing away the procession is the only way he has to treat the people around as You's while giving himself time to recover</text:p>
      <text:p text:style-name="P20"/>
      <text:p text:style-name="P20">His eyes flutter; in the doorway of this conventional world.</text:p>
      <text:p text:style-name="P20"/>
      <text:p text:style-name="P3">conversation, surreal and fairytale-like. About the three metamorphoses.</text:p>
      <text:p text:style-name="P20">I want to directly take CS Lewis' conception of hell from <text:span text:style-name="T12">The Silver Chair</text:span><text:span text:style-name="T15"> and change the thing that people are hypnotized to believe to be Trumpism. Born of living in insecure lands seemingly without boundary. You accept that this is just the world--this is all there is.</text:span></text:p>
      <text:p text:style-name="P23">Like Jessica Jones concept--only she most hurt and abused by evil is also the only one who has inherited the power to stop that evil.</text:p>
      <text:p text:style-name="P23"><text:soft-page-break/></text:p>
      <text:p text:style-name="P23">"[redacted b'kuz copyright]"</text:p>
      <text:p text:style-name="P23"><text:tab/>--Caterina Fake</text:p>
      <text:p text:style-name="P23">"[redacted b'kuz copyright]"</text:p>
      <text:p text:style-name="P23"><text:tab/>--Martin Buber</text:p>
      <text:p text:style-name="P23"><text:tab/>trans Kaufman</text:p>
      <text:p text:style-name="P23"/>
      <text:p text:style-name="P23"><text:tab/>...active resistence and assertion to limply enduring the waves of electric horror.</text:p>
      <text:p text:style-name="P23"><text:tab/><text:tab/>Finally the scientists opened the cage with the dog cowering at the world, but he did not leave. The scientists shocked the cage again, but still the dog gritted through but never left the cage that was now so clearly and completely open. He learned he was helpless to stop the sensation of the shock, so he stopped seeking to spend the excess energy to get rid of it.</text:p>
      <text:p text:style-name="P23"><text:tab/><text:tab/>Sometimes Learned Helplessness happens to people. Make sure you recognize it when it comes so you can remember to actually jump out of the cage when you can.</text:p>
      <text:p text:style-name="P23"/>
      <text:p text:style-name="P24">Maybe I've decided in some unconscious way that I need to relearn how to bond with people, to trust people, to build and enforce boundaries. Perhaps that's the "irrational" mission 庄子的道 has sent me on.</text:p>
      <text:p text:style-name="P24">If this quote--this quote right here--ends up in print somewhere with my name below it, I will have failed. If the name below is my own, my true name, I will have failed miserably.</text:p>
      <text:p text:style-name="P24">How do I know my words are not furious and mad scribblings?</text:p>
      <text:p text:style-name="P24"/>
      <text:p text:style-name="P21"><text:span text:style-name="T15">Ariel. 修身齐家治国平天下。Please don't share this with anyone. I meet few on this path, Ariel. But you are indeed on it. Not to intimidate or scare you, but with determination and luck, you may be the facilitator who saves us all. </text:span><text:span text:style-name="T16">But I've met too few on this path. As you can imagine far fewer ever even finish it.</text:span></text:p>
      <text:p text:style-name="P25">修身 means literally, "fix the self." Another translation is "cultivate moral character." But for me it means above all bring harmony to the self" because Confucius was so obsessed with harmony.</text:p>
      <text:p text:style-name="P25">Only after you've brought harmony to the self can you...</text:p>
      <text:p text:style-name="P25">齐家means literally, "manage the famiy." I think of it as "bring harmony to the group" because I'm not so sure time management or the true blood relation is required.</text:p>
      <text:p text:style-name="P25">Only after you've brought harmony to the group can you...</text:p>
      <text:p text:style-name="P25">治国 means literally "govern the state." I like to think of it as "bring harmony to the state" or at least "bring harmony to a larger group around your initial one".</text:p>
      <text:p text:style-name="P25">Only after you've brought harmony to the state can you...</text:p>
      <text:p text:style-name="P25">平天下 means "bring peace and justice to the whole world."</text:p>
      <text:p text:style-name="P25"/>
      <text:p text:style-name="P26">Look out on people above. Are they not greater than the skyscrapers that loom above, more steadfast than the concrete beneath? Watch how even the most chill city walks and stands in anxiety. Anxiety about what friends they walk with think of them; anxiety about their otherwise humdrum secrets that they dare not speak. Anxiety about the precariousness of their social position. </text:p>
      <text:p text:style-name="P26"><text:tab/><text:tab/>For most of them, if you met them in a common language, if you met them incidentally, you have the power to watch their shoulders relax and watch their eyes return to peace and warmth, their natural state. But you will never talk to them all in a common language. You cannot hope to.</text:p>
      <text:p text:style-name="P26"><text:tab/><text:tab/>Imagine a view from above with a subtle difference. The skyline is the same in all the ways that matter, but the people from above walk a little slower, toss their cigarettes a little gentler, and soften their eyes for friend and stanger alike. This is what the second day after the good revolution will look like. This is what it will look like after we save the world.</text:p>
      <text:p text:style-name="P26"/>
      <text:p text:style-name="P26"><text:soft-page-break/>I just want to survive. Survive and breathe. That seems too much to ask these days.</text:p>
      <text:p text:style-name="P26"/>
      <text:p text:style-name="P26">Potential employer. I love coding, and I know there are others like me. I want to be part of a company where the culture loves coding too. Where code reviews are done to shape the ways we can beautify our craft, where what we write we put love and care into, when we feel fully at peace that we hand this code off to the client, a coworker, or ourselves a month from now<text:span text:style-name="T23">, where code is primary seen as an investment in our future.</text:span></text:p>
      <text:p text:style-name="P27">Employer. I just want to (1) have things to code, (2) have my code reviewed, (3) learn to code better, (4) an enforced no-asshole rule, (5) paid on time, (6) have managers keep their word.</text:p>
      <text:p text:style-name="P27"><text:tab/><text:tab/>In that order.</text:p>
      <text:p text:style-name="P27"><text:tab/>--&gt;I just want for our team to make sure we (1) always have things to code (2) have code reviews (3) learn to code better (4) have no assholes on the team (5) are paid on time (6) have managers keep their word. In that order</text:p>
      <text:p text:style-name="P27"/>
      <text:p text:style-name="P27">If you're too busy to <text:span text:style-name="T12">not</text:span> be an asshole--ever--then your problem is not how busy you are. Your problem is that you have allowed yourself to be swallowed once again by the Busyness cult</text:p>
      <text:p text:style-name="P27">You admire the ones who died for the cause. Jesus, MLK, Lincoln. Yet you do not see that the people who elevate the dead men seek to destroy the power of the statued people's messages. Each person truly deserves the great statues we build of them, and that's exactly why small men build statues to create the image that the values of the small men are the same as the values of the great legends. Each person died and lost control of his legacy. As Batman learned, each hero<text:span text:style-name="T24"> "prematurely" dies or else lives long enough to see herself become the grand villian. But at least tthose who live can choose to become a villian in a way that changes the world on her own terms. She chooses to mudify her name and yet secure her legacy. Or she finds finally a way never to gain fame and thus the target never falls on her back. Your survival is and will always be </text:span><text:span text:style-name="T13">the</text:span><text:span text:style-name="T24"> most important element in your striving to make the world better. Avoid fame to increate your chance of survival. Failing that, survive or else your enemies will appropriate your message and twist your meaning in your abscence until it sounds like you meant the opposite of what you said</text:span></text:p>
      <text:p text:style-name="P28">Survive. Survive. Fucking survive. Breathe. You can't save the fucking world if you're not <text:span text:style-name="T25">fucking breathing</text:span><text:span text:style-name="T26">.</text:span></text:p>
      <text:p text:style-name="P29">It is the Tyrannical Average that kills the mystery and beauty of this conventional world. Average replaces Truth. Average replaces meaning. Average rules in tyranny, legislates sameness, homogenity, boring, predictable, soul-crushing Order. Displaces fringe.</text:p>
      <text:p text:style-name="P29">Tyrannical Average</text:p>
      <text:p text:style-name="P29"/>
      <text:p text:style-name="P29">Zhuangzi kept walking and he felt the eyes of his supporters all around. It was </text:p>
      <text:p text:style-name="P29"/>
      <text:p text:style-name="P29">Yes boulder yes! Shaka, when the walls fell! Let it be my break once again. May the boulder take its time rolling down the mountain again. Yes boulder yes! Roll on; roll on!</text:p>
      <text:p text:style-name="P29">Words chop the world down into "workable pieces." But today more often than not, words force feed the world down your throat as fuel. Unsalted food--just on to the next day, the next paycheck. But words, used correctly, can be the freshest parsley on top of the pre-salted goodness the world offers on its own.</text:p>
      <text:p text:style-name="P28"><text:span text:style-name="T26">"Workable pieces" have their place, but they are not and will never be the most important part of the world. Among the "workable pieces" you will never find the Worthless Tree, and if you live among the "workable pieces," you will ever grow old. At </text:span><text:span text:style-name="T27">best</text:span><text:span text:style-name="T26"> you'll merely grow more orange, a dangling tie, a yellow Darth Vader helmet, and an angry disposition--living to cheat and dominate, to empty your sould further and empty others as well.</text:span></text:p>
      <text:p text:style-name="P29"><text:soft-page-break/><text:tab/><text:tab/>Let words be the seasoning of life, not the blandifying goop the steakhouse sprinkles over everything. Let words stand in relation to the world; don't let them seek to replace the world, seek to it-ify the world. </text:p>
      <text:p text:style-name="P29"><text:tab/><text:tab/>Let words force three vowels in a row; let words irrationalize the rational; let words subvert without contending; let words be your cclose friend and not some oppressive pharoah that will sink into the shifting sands of time anyway.</text:p>
      <text:p text:style-name="P29"/>
      <text:p text:style-name="P30">The End</text:p>
      <text:p text:style-name="P30"><text:tab/>Endings are hard.</text:p>
      <text:p text:style-name="P30"/>
      <text:p text:style-name="P30">About the Author</text:p>
      <text:p text:style-name="P30"><text:tab/>who the fuck cares</text:p>
      <text:p text:style-name="P30"/>
      <text:p text:style-name="P30">I'm grateful to the Thai woman with blonde hair who loves drawing, drugs, and tying knots.</text:p>
      <text:p text:style-name="P30">I'm grateful to the gloriously open philosopher--in the Anglo-American tradition--on whose balcony I've spent many a magical night.</text:p>
      <text:p text:style-name="P30">I'm grateful to the subtle, chill woman who never fails to turn a memorable phrase.</text:p>
      <text:p text:style-name="P30">I'm grateful to Frisky for spicing up all our lives and always being happy to take twenty for the team.</text:p>
      <text:p text:style-name="P30">I'm grateful to Shiri Eisner for saving my life.</text:p>
      <text:p text:style-name="P30">I'm grateful to Sushi for being such a know-it-all and for never backing down from space rightfully hers.</text:p>
      <text:p text:style-name="P30">I'm grateful to Demi for welcoming me and others into your group and for showing me your moves.</text:p>
      <text:p text:style-name="P30">I'm grateful to Benten for being the single most important person in my life. Nothing I've done in this life--much less this book--would be possible w/o you. Thailand is calling you on the wind my friend.</text:p>
      <text:p text:style-name="P30">I'm grateful to the mystic who told me I'll have there great, equal loves. From you I learned what I'm searching for is searching for me.</text:p>
      <text:p text:style-name="P30">I'm grateful to Geng laoshi for seeing me when no one else could. And for giving me my name</text:p>
      <text:p text:style-name="P31">I'm grateful to Wat Pah Nanachat.</text:p>
      <text:p text:style-name="P31">I'm grateful to she who loves fantasy and sees people more fully than I will ever know.</text:p>
      <text:p text:style-name="P31">I'm grateful to Thailand for welcoming me like no place ever has or ever will. This book definitely wouldn't have been possible without you.</text:p>
      <text:p text:style-name="P31">I'm grateful to Zhuangzi for challenging me to be the best person I can.</text:p>
      <text:p text:style-name="P31">I'm grateful to Garfinkle. You taught me about tacit learning and read the parts of the Laozi and Zhuangzi I gave you. I'm still planning to learn more about ethnomethodology someday. Someday we'll talk about it again.</text:p>
      <text:p text:style-name="P31">I'm grateful to tiger for showing me how to captivate a room.</text:p>
      <text:p text:style-name="P31">I'm gratefu to Martian for touching me so gently.</text:p>
      <text:p text:style-name="P31">I'm grateful to Marcedes for being my companion in rough times.</text:p>
      <text:p text:style-name="P31">I'm grateful to the eighth child for housing me and being my friend--not least because of our always-enlightening conversations. I hope you sold your little tooth ok.</text:p>
      <text:p text:style-name="P31">I'm grateful to England, Mexico, Chinese cat for being treasured roommates and friends and for introducing me to the best pies on the planet.</text:p>
      <text:p text:style-name="P32">I'm grateful to Martin Buber. Because of you, I found my You.</text:p>
      <text:p text:style-name="P32">I'm grateful to James P Carsee. You touched me. I hope I'll be able to touch you back.</text:p>
      <text:p text:style-name="P32">I'm grateful to Nietzsche. I hope I've become the child by now. Not sure, but thank you for illuminating the path all the same.</text:p>
      <text:p text:style-name="P32">I'm grateful to China for teaching me humility, even if it was bitter.</text:p>
      <text:p text:style-name="P32"><text:soft-page-break/>I'm grateful to the small man for teaching me what it looks like up close to wear yello hair and orange skin. Without that experience, this book would've never come to be.</text:p>
      <text:p text:style-name="P32">I'm grateful to Jame for the boardgames and the kindness.</text:p>
      <text:p text:style-name="P32">I'm grateful to she who can stand rough waters. You touched me when no one else would, and all I have today wouldn't have been possible without you.</text:p>
      <text:p text:style-name="P32">I'm grateful to my advocate. I also owe you all I have. I hope to pay you back.</text:p>
      <text:p text:style-name="P32">I'm grateful to the movie house with the nine seats in the theatre.</text:p>
      <text:p text:style-name="P32">I'm grateful to the scallons for writing the Bible.</text:p>
      <text:p text:style-name="P32">I'm grateful to Emptiness for being there when I had less than nothing. I'm sorry I had to leave, but I am deeply grateful for your love.</text:p>
      <text:p text:style-name="P32">I'm grateful to Hillary Clinton for never giving up.</text:p>
      <text:p text:style-name="P32">I'm grateful to Charlie Kaufman for comforting me through tough times.</text:p>
      <text:p text:style-name="P32">I'm grateful to Amelie for showing me the puppet show on the water. I hope I see you again someday.</text:p>
      <text:p text:style-name="P32">I'm grateful to Enzo. You make me want to be the best version of myself. I can give a person no higher praise.</text:p>
      <text:p text:style-name="P32">I'm grateful to Mogee. You introduced me to the Upanishads and Imagine. </text:p>
      <text:p text:style-name="P32">Fuck you, all "presidents for life." Fuck you and your goddamn newspeak.</text:p>
      <text:p text:style-name="P32">I'm grateful to V. You introduced me to Zinn and the truth behind this unbearably conventional world.</text:p>
      <text:p text:style-name="P32">I'm grateful to Sasquatch for taking me in in my worst moments.</text:p>
      <text:p text:style-name="P32">I'm grateful to</text:p>
      <text:p text:style-name="P32">I'm grateful to Professor Vimilikirti. Perhaps no single person more contributed to who I am today than you. Thank you. Please visit me in Thailand sometime. We'll get that beer.</text:p>
      <text:p text:style-name="P32">I'm grateful to Jeebus Crisp. You dated me when I was so young. And you were so good to me. I'm glad you made it to American University. I hope you become the Ambassador to the UN someday.</text:p>
      <text:p text:style-name="P32">I'm grateful to the Second Coming, aka bell hooks.</text:p>
      <text:p text:style-name="P32">I'm grateful to Goenka and Buddhadasa.</text:p>
      <text:p text:style-name="P32">I'm grateful to Lolitta for letting me stay at your place free so many times.</text:p>
      <text:p text:style-name="P32">I'm grateful to Burton Watson for your mind and hand. Your brain is enormous and deeply underappreciated.</text:p>
      <text:p text:style-name="P32">I'm grateful to Geismeier for the wonderful, long conversations.</text:p>
      <text:p text:style-name="P32">I'm grateful to Zardulu.</text:p>
      <text:p text:style-name="P32">I'm grateful to Ta-Nehisi Coates for your arguments, hands-down the greatest I've ever read.</text:p>
      <text:p text:style-name="P32">I'm grateful to Paul. Your journey is deeply fascinating, and I hope I see more of it. I don't judge you for converting, and I always love our conversations.</text:p>
      <text:p text:style-name="P32">I'm grateful to Muhammad for the Call to Prayer.</text:p>
      <text:p text:style-name="P32">I'm grateful to my mother and father and family.</text:p>
      <text:p text:style-name="P32">I'm grateful to Kristy for showing me I was an asshole all those years ago. I hope I'm better now.</text:p>
      <text:p text:style-name="P32">I'm grateful to Chevy for the good weed and your unparalleled voice.</text:p>
      <text:p text:style-name="P32">I'm grateful to A for this amazing apartment.</text:p>
      <text:p text:style-name="P32">I'm grateful to Will Craft for suffering the worst parts of me and leading me to salvation. I owe you more than you'll ever know.</text:p>
      <text:p text:style-name="P32">I'm grateful to Mark Bittman for feeding me vegetables. </text:p>
      <text:p text:style-name="P32">I'm grateful to Nose Rat for teaching me salt.</text:p>
      <text:p text:style-name="P33">I'm grateful to the State of Israel for getting to second base with me when I was trying to fly out away from you. Can a sovereign nation be build of sexual assault? Hmmm...</text:p>
      <text:p text:style-name="P33">I'm grateful to Dr. D for believing in me when you really shouldn've have.</text:p>
      <text:p text:style-name="P33">I'm grateful to Reggie for suffing me and my teases. You were so good to me</text:p>
      <text:p text:style-name="P33">I'm grateful to Susan Fiske for giving me useful words.</text:p>
      <text:p text:style-name="P33">I'm grateful to onions. I really love you onions. Really fucking love you.</text:p>
      <text:p text:style-name="P33"><text:soft-page-break/>I'm grateful to Kafka. You fucking beautiful man you.</text:p>
      <text:p text:style-name="P33">Down w/ Qin Shi Huang! Down with his dictatorship! Down with his laughable newspeak!</text:p>
      <text:p text:style-name="P32">I'm grateful to my glorious apartment for housing me, protecting me from the outside world, and for keeping me warm as your humble guest.</text:p>
      <text:p text:style-name="P33">And I'm grateful to all other who made my Personal Legend possible at all.</text:p>
      <text:p text:style-name="P32">To all of you, please don't ask me if I wrote this book. I'<text:span text:style-name="T28">ll just deny it.</text:span></text:p>
      <text:p text:style-name="P32"/>
      <text:p text:style-name="P33">Inscription/"dedication": 无所可用</text:p>
      <text:p text:style-name="P33"/>
      <text:p text:style-name="P33">There are six foundations of all morality.</text:p>
      <text:p text:style-name="P33"/>
      <text:p text:style-name="P33">Stereotype content model</text:p>
      <text:p text:style-name="P33"/>
      <text:p text:style-name="P33">There is magic just behind this unbearably conventional world. It's not that you don't see it. But rather you do not yet dance in it. You do not yet allow yourself to steal the butter, do not yet play hac-i-sac. Sanook is everywhere, you only need to join in. That's all--that simple. Really! After all, aren't all truths worth knowing just hiding in plain sight? Let antirationalization be the order of your day; let the encounter be the basic building block of your life; let the world confront you, touch you, and let the sum total of those encounters be the sum total of your life's dharmas. Aware and accepting of all just over your dashboard. Aware and accepting. Radical acceptance, after all.</text:p>
      <text:p text:style-name="P33">Look! Your salvation has come and has never left. You only need to build correct habit and nothing will remain undone. Learn to see the meat you're cutting not with your eyes.</text:p>
      <text:p text:style-name="P33"/>
      <text:p text:style-name="P33">Dedicated to a tiny house sitting atop a cliff, a small mound of earth, and a seed, yet unplanted.</text:p>
      <text:p text:style-name="P33"/>
      <text:p text:style-name="P33">Materials from the outside</text:p>
      <text:p text:style-name="P33">Big-goat Kingdom</text:p>
      <text:p text:style-name="P33">woman-horse-woman-horse</text:p>
      <text:p text:style-name="P33">people-mountain-people-ocean</text:p>
      <text:p text:style-name="P33">woman-child 好</text:p>
      <text:p text:style-name="P33">Loose Part 1: Not Yet Beginning</text:p>
      <text:p text:style-name="P33">Loose Part 2: Cult of Busyness</text:p>
      <text:p text:style-name="P33">Loose Part 3: Endings are Hard</text:p>
      <text:p text:style-name="P33">Add <text:span text:style-name="T12">Silver Chair</text:span> Allegory</text:p>
      <text:p text:style-name="P33"/>
      <text:p text:style-name="P34">New Book Idea 齐家</text:p>
      <text:p text:style-name="P34">--&gt; How to be a good friend</text:p>
      <text:p text:style-name="P34"><text:tab/>- acquaintence</text:p>
      <text:p text:style-name="P34"><text:tab/>- friend-friend</text:p>
      <text:p text:style-name="P34">--&gt; look at that chapter of Living Well or whatever</text:p>
      <text:p text:style-name="P34">--&gt; good friend should challenge you to be the best version of yourself</text:p>
      <text:p text:style-name="P34"><text:tab/>- see beauty, uniqueness that you don't fully see</text:p>
      <text:p text:style-name="P34"><text:tab/>- respects boundaries (independence)</text:p>
      <text:p text:style-name="P34"><text:tab/>- includes you (involvement)</text:p>
      <text:p text:style-name="P34"><text:tab/>- stands in relation to you (I-You)</text:p>
      <text:p text:style-name="P34"><text:tab/>- do your friends make you feel warm or cold?</text:p>
      <text:p text:style-name="P34"><text:tab/><text:tab/>do you make them feel warm or cold?</text:p>
      <text:p text:style-name="P34"><text:tab/>- "Two friendly moons together" (朋友)</text:p>
      <text:p text:style-name="P34"/>
      <text:p text:style-name="P34"><text:soft-page-break/>That emptyness you feel. It can only be filled by the meaning of life--other people you know. It is your solipcism that gives you the most pain, your nihilism that is your doom. Seek to alleviate the suffering of others with your prestine nonaction, and you will find yourself feeling a little more full. In stillness, stand among the agitated, and let them let your stillness touch them. And you both will feel more satisfied. Rinse, repeat.</text:p>
      <text:p text:style-name="P34">What the Cult of Busyness is <text:span text:style-name="T12">not</text:span> is the practice of not taking your vacations and filling your time only with work. The Cult of Busyness is when you use busyness as an excuse to treat people as vermin, when you use busyness as a market of status rather than a neccisary evil of adulthood. The Cult of Busyness is when you look down on others because they don't <text:span text:style-name="T12">appear</text:span> to work as hard as you. It's when you use busyness as evidence of a person's worth or non-worth. Busyness exaserbates solipsism, narcissism, and nihilism because it destroys sleep--sleep being the most important ingredient in the full-bodied textured persona. And busyness, when not consumed in moderation, leads to Cult membership. Absolute busyness leads to Cult leadership. To the benefit of no one except the status fetishizers, the lotus eaters, the Pharisees. Don't let your head drop beneath the waters of busyness or elese you will be swept away again.</text:p>
      <text:p text:style-name="P34">Busyness replaces thought like heroine replaces human connection. Busyness destroys lives and serves just to fortify itself. Busyness is a malignant tumor fighting to take over a life, its only unconscious end to destroy that life and itself in the process. Perfect busyness is Death--nothing more or nothing less.</text:p>
      <text:p text:style-name="P34">Who ever said wasted time is so bad? How much time did Einsteign "waste" on his hundreds of fanciful, rejected theories before hitting on two good ones? It's wasted time until all of a sudden the common carp jumps the dragon gate and gains eternity. What if Einstein's friends, instead of accepting him for who he is and loving him for who he wants to be and do, what if they instead judged him to his face for writing fanciful papers instead of concentrating on the here-and-now, concentrating on being the best patent clerk he could be? It is the side quest that makes the game, the side project that makes the developer, the side passion that makes the human. How dare you tell your friend not to spend time on her "nonesense"? How do you know she's not a common carp approaching her dragon gate? And if she ever jumped it, who would she thank? The friend who told her to be the best patent clerk there can be or the friend who left her alone when she "wasted" so much time on her side passion? Be the patent clerk. First survive. But remember that the side passion is the salt of life. With it, you won't ever have to convince yourself that life isn't worth living. You never question why you're eating food that was salted at the right time and in the right amount, do you? Same is true for the otherwise conventional life. Maybe you'll become a dragon too. Maybe not. At <text:span text:style-name="T29">least there was enough flavor. At least you didn't question why you're still eating it.</text:span></text:p>
      <text:p text:style-name="P35">Nothing greater than experience distinguishes the signal from the noise; nothing less than experience obscures the new signal with the old noise.</text:p>
      <text:p text:style-name="P35">Now take what you find useful here and buld a leaky bamboo raft. Drop the rest. And once you are across the river, drop even the raft and walk on alone. Until the next river, anyway.</text:p>
      <text:p text:style-name="P35"/>
      <text:p text:style-name="P35">Me. When you said that thing to Mark about being a React Dev and not a PHP/wordpress Dev, you were not magnanomous, but it is a sore point for you anyway. You will grow magnanomousness. Especially after you gain an income. Be kinder to yourself. That's the only way you'll be kinder to others.</text:p>
      <text:p text:style-name="P35">Me. So what if you're unhappy with your friend persona? You are nonself. Your personas, like your form, sensations, perceptions, mentalformation, and consciousness <text:span text:style-name="T12">are</text:span> emptiness, and emptiness is them. You are exactly who you need to be right now. Don't worry. You are exactly who you need to be right now. If you didn't have a project, a way you can grow and be better, what are you doing <text:soft-page-break/>anyway? You already bend over backwards to prevent suffering, to alleviate suffering. To worry about this persona you never actually show only serves to break that beneficial habit.</text:p>
      <text:p text:style-name="P35">Me. Make sure you stay aware, continue to see people as individuals in their individual moments. Your disposition matters less than your action. The right disposition will come if the habits are good.</text:p>
      <text:p text:style-name="P35"/>
      <text:p text:style-name="P35">Me. You want to talk to him, to help him because he asked. But you know it will not, cannot contribute to your survival. You know it can only hurt you, cannot help you. Cannot contribute to relationships, connection, no chance of meaningful oxytocin. Wasted time, wasted effort--surely. I know you; I care about you. Drag your tail in the mud.</text:p>
      <text:p text:style-name="P36">tying knots. Thank you for looking at me that way. For making me feel welcome and wonderful.</text:p>
      <text:p text:style-name="P36">conversationalist. I hope you find your peace. I will do all I can to help you. I need to listen better, concentrate better. Ask you what you are thinking and feeling better. What your thoughts are. I can and will better understand your thinking. I'm quite tired and drained though. Sorry for not meditating more beforehand. I'm really grateful to be your friend.</text:p>
      <text:p text:style-name="P36"/>
      <text:p text:style-name="P36">tying knots. I like you. I hope we do end up in each other's pants--in a more intimate way than we have already. I hope you have the patience. I hope you give me the space I require, and I hope you respect my boundaries.</text:p>
      <text:p text:style-name="P36">memorablephrase. I hope we are able to see each other up close. You seem interesting, and you seem to inhabit a world I'd love to act as a guest in sometime--if only for a day or only a night.</text:p>
      <text:p text:style-name="P36">frisky. I appreciate you so much. I hope we can know each other better with time.</text:p>
      <text:p text:style-name="P36">paul. I'm sorry for not taking care of our friendship. Please forgive me. And I'm looking forward to it being beautiful in the future.</text:p>
      <text:p text:style-name="P36">paul. I'm still grateful for you allowing me to leave my stuff in your place. It was really helpful.</text:p>
      <text:p text:style-name="P36">tyingknots. I wasn't waiting for you; I was waiting for myself. Still waiting in fact.</text:p>
      <text:p text:style-name="P36">Me. Buy a copy of <text:span text:style-name="T12">The Alchemist</text:span> for sushi for her next birthday. Remember. Remember.</text:p>
      <text:p text:style-name="P36">paul. I want to be a good friend.</text:p>
      <text:p text:style-name="P36"/>
      <text:p text:style-name="P36">Know the most important book to you, its most important passage. Imagine you slowly let a particular, enigmatic person in. And imagine she asks to hear you talk about that pivotal book. And imagine you show her a few passages. And imagine that she seems to understand your book better than anyone else. </text:p>
      <text:p text:style-name="P36"><text:tab/>??? .... hmm</text:p>
      <text:p text:style-name="P36"/>
      <text:p text:style-name="P36">Here at Lumpini I can't seem to hear my inner voice. Awfully strange.</text:p>
      <text:p text:style-name="P36">What if I did monkify myself if only for a time? What if I did? Is that crazy?</text:p>
      <text:p text:style-name="P36">But I really should work. Like in <text:span text:style-name="T30">fight </text:span>club--show a little bit--only a little bit of myself. Keep my head down. Survive first. Survive.</text:p>
      <text:p text:style-name="P36">Apprehension. Hm. Anxiety. Hm. The breath is middle-depth.</text:p>
      <text:p text:style-name="P36">Heartbeat just a smidge jumpy. Bladder still antsy.</text:p>
      <text:p text:style-name="P36">Let contact, standing in relation commence. Let the commiseration approach. Let there be kindness, understanding, I-You all the way. Let the greatness of human interaction be.</text:p>
      <text:p text:style-name="P36">The breath is still shallow. Heart rate quickened. I can feel my blood in my head. A little queezy. Have been for a few hours now. The breath. Shallow. middle speed. Mostly Abdominal.</text:p>
      <text:p text:style-name="P36"/>
      <text:p text:style-name="P36">Those bound to the Silver Chair no longer remember their past life s a Child. "All there is is busyness. The rest are just stories we tell children," they say. And they beat Puddleglum with big stick and live their half lives for the purpose of reproducing their insecurities in those all around.</text:p>
      <text:p text:style-name="P36"><text:soft-page-break/>Soft stillness, not brittle stillness, is the ideal. Know the difference and you will move the earth itself with it.</text:p>
      <text:p text:style-name="P37"/>
      <text:p text:style-name="P37">Prologue. Back in Ubon a close friend of mien had an interesting first night in Thailand. It began at Wrong Way, a local expat haunt that many a common Ubon geiser attests lives up to its name. A geiser offered him a ride home on the back of his motorbike but drove him to a girlybar beside the lake. They spent hours in the ear crippling music, and after downing three-pints-fifty, the geiser cackled out the eternal words: "This is the real Thailand!"</text:p>
      <text:p text:style-name="P37">The real Thailand seeks to be a soft lotus in the muck. And Thailand is already what it seeks to be. Soft and still, going by what is constant, surviving. Sage among nations.</text:p>
      <text:p text:style-name="P37"/>
      <text:p text:style-name="P37">Contra Nietzsche. All is not simply Will to Power. All is not simply island fortification and island gilding. We are not best as separated Overmen but rather as Overhumanity, a population and community that rises above its obstacles and struggles, and keeps marching toward the perpetuation of all that has value or ever had value. For the children--and not in jealousy of the children.</text:p>
      <text:p text:style-name="P37"/>
      <text:p text:style-name="P37">Reading masculinity studies articles does seem a bit intense. I wonder if reading novels would be less intense.</text:p>
      <text:p text:style-name="P37">Also: bell hooks is amazing</text:p>
      <text:p text:style-name="P37"/>
      <text:p text:style-name="P37">998/43</text:p>
      <text:p text:style-name="P37">Andrew Horn</text:p>
      <text:p text:style-name="P37">Baan Onnuch Condominuim</text:p>
      <text:p text:style-name="P37">998/43 Soi Onnuch 30-32, Suk 77 Rd</text:p>
      <text:p text:style-name="P37">Suang Luang BKK 10250</text:p>
      <text:p text:style-name="P37"/>
      <text:p text:style-name="P37">Me. You need to put more boundaries. Be more clear about verbal consent--especially at the ropes + other places we play. Use safewords. Yellow, red, safeword. Assert my boundaries. Inclusion and consent will reign, but only if you stand up for them, at minimum, for yourself. Inclusion and consent will fucking reign. "Verbal consent is very important in this community." Inclusion and consent. What he did to me was violence, and violence can never be allowed to even grow through the crack in the cement here. Gotta Roundup that shit. And I will make sure that never, never happens again. Never. Never. Inclusion + consent will reign.</text:p>
      <text:p text:style-name="P37">Me. Just make sure you protect yourself first. Survive first. Survive first. Make clear you want to use full verbal consent next time.</text:p>
      <text:p text:style-name="P37">Me. Inclusion and consent. Consent is opt-in when possible. Opt-in when possible</text:p>
      <text:p text:style-name="P37">Me. Research healing</text:p>
      <text:p text:style-name="P37">Me. You will miss the ropes on Tuesday. Nonattachment</text:p>
      <text:p text:style-name="P37"/>
      <text:p text:style-name="P38">Giver Hunting</text:p>
      <text:p text:style-name="P45">- Ask, "How are you doing?" See if respond in kind. See how other-oriented they are. (within reason considering culture, etc.)</text:p>
      <text:p text:style-name="P45">- Note how much s/he talks about the virtues of others and diminishes his/her own.</text:p>
      <text:p text:style-name="P45">- Giver or take of credit?</text:p>
      <text:p text:style-name="P45">- I should also be other-oriented.</text:p>
      <text:p text:style-name="P45">- Do they show a passion for their field?</text:p>
      <text:p text:style-name="P45">- Do they hoard or share information?</text:p>
      <text:p text:style-name="P45">- Note We/I ratio</text:p>
      <text:p text:style-name="P45">- Note if they are demeaning/narcissistic or I-You and other-oriented</text:p>
      <text:p text:style-name="P45"><text:soft-page-break/>- Find the diamonds in the rough</text:p>
      <text:p text:style-name="P45">- I could even find a partner this way. Why couldn't I?</text:p>
      <text:p text:style-name="P45"><text:tab/>--I could attend one of those tropical MBA conferences why not?</text:p>
      <text:p text:style-name="P45"/>
      <text:p text:style-name="P45">memorablephrase. You're a diamond in the rough. I hope to see you at your full potential b/c you're truly someone I can't understand, can't read. But I want to--I want to know you better, and I'm grateful for what I've seen of you already.</text:p>
      <text:p text:style-name="P45">glasseseisner. Your grit is inspiring. That alone is worthy of attention, but your deference and lack of ego married with masculine involvement--perhaps a masculinity that totally subverts patriarchal masculinity--is truly exceptional. I wonder if you would be interested in the concept of patriarchal masculinity.</text:p>
      <text:p text:style-name="P45">Me. You seem to be better understanding how to cultivate better mind states.</text:p>
      <text:p text:style-name="P38"><text:span text:style-name="T14">tyingknots. I'm deeply grateful to the times you tie me up. It's intimate, and </text:span><text:span text:style-name="T17">wonderful to see your talent and passion. It's a pleasure to be there with you.</text:span></text:p>
      <text:p text:style-name="P46">Adam Grant. Thank you for your books and your heart. You write business books that help me to cultivate other-oriented mind states. Which is no small feat. Truly an amazing accomplishment. Thank you for your paradoxical business book works of art.</text:p>
      <text:p text:style-name="P46">sushi. Run fast and far. Climb high; grow large. And level the whole world.</text:p>
      <text:p text:style-name="P46">fight club. Thank you for cultivating a space to subvert foolish rationalism, uplift acceptance, and cultivate trust. You truly are a special thing. I will seek to leave only my fingerprints on you. Thank you.</text:p>
      <text:p text:style-name="P46">道德经. For reminding me that even if the world values the brittle, the power, it is through soft eyes harmony will arise; it is through the life I want to live--pursuing the Way--that all will be accomplished. Thank you for yet again reminding me what's important.</text:p>
      <text:p text:style-name="P46">Zhuangzi. Fuck man. I love you to death and you always challenge me to be better. I fucking can't believe how amazing you are. Thank you so very much for all you've given me and all you're sure to give me.</text:p>
      <text:p text:style-name="P46">Burton Watson. I can't forget you. All I say to 庄子the man goes for you 2. You are brilliant as a reader, a translator, a writer, and a philosopher. Thank you so so much.</text:p>
      <text:p text:style-name="P46">memorablephrase. You bring the parts of myself out that I like I think.</text:p>
      <text:p text:style-name="P46">magicalnight. Thank you for always welcoming me into your beautiful home. I am so grateful to you.</text:p>
      <text:p text:style-name="P46">tiger. I still can't believe your amazing interpretation of the "drag my tail in the mud" part of the Zhuangzi. How wonderful was that? Your arguments are beautiful and your eye sharp. I wish to spend more time with you.</text:p>
      <text:p text:style-name="P46"/>
      <text:p text:style-name="P46">If you believe it's an inevitability, inevitability it won't be.</text:p>
      <text:p text:style-name="P46">Be around the people who bring out the parts of yourself that you like; avoid people who bring out the parts of yourself that you don't care so much for.</text:p>
      <text:p text:style-name="P46">I had a chocolate cereal bar here in Bangkok. My friend says it tastes like cocaine. To me it tastes like the Bush administration.</text:p>
      <text:p text:style-name="P46">Anyone easily intimidated, be easily scared of. They are the ones whole will keep you from living at your life whole. Be scared of thee ones scared of you. Get out of their way so that they never have the chance to get in yours. Get far away from their dead rat. They say "Shoo" so allow yourself to be shooed. Survive first. Survive and then do what you love, spend time with who or what you love. Help what you love. Feed what you love.</text:p>
      <text:p text:style-name="P46"/>
      <text:p text:style-name="P46">memorablephrase. You... seem to like me alot. And I would... when I look in your eyes. I know I would fall in love with you. Uhh.............. So......................................</text:p>
      <text:p text:style-name="P46"><text:soft-page-break/><text:tab/>How about we just stay in close proximity to one another a lot. And don't push anything; don't push. How about that? And if/when we're ready..................</text:p>
      <text:p text:style-name="P46"><text:tab/>This time will only happen once. It's ok to take the time to savor it. If this place was meant to end, it will be over soon enough.</text:p>
      <text:p text:style-name="P46">memorablephrase. I could fall for you. Hehe. I could. I so could.</text:p>
      <text:p text:style-name="P46"/>
      <text:p text:style-name="P46">If they merely want to "win," let them. You play to keep playing; they play to "win." They can't keep playing forever; you can. Don't "outlast." Merely continue doing what you love, avoid fights; avoid contention. Be with what and who you love, and thus make the "winners" irrelevant. Let them win so you can survive.</text:p>
      <text:p text:style-name="P46">Be grateful; be humble; give w/ your right such that your left hand doesn't know; survive. Do that. Just that.</text:p>
      <text:p text:style-name="P46">Don't be possessed; don't be owned; don't be pedastaled; don't be kept; stay whole; play in order to keep playing--don't play to win. Stay while. Touch and be touched.</text:p>
      <text:p text:style-name="P46">You don't know but I need you. I need you as much as you need me--maybe more. That's the way all good things are.</text:p>
      <text:p text:style-name="P46">You look at me with such vulnerability. Why are you suprised I return your expression? Why are you surprised that you are just as much a crutch for me as I am for you? Our roles may be different but our human needs are the same</text:p>
      <text:p text:style-name="P46">Go by what is constant and live out your years in peace--as much as is possible anyway.</text:p>
      <text:p text:style-name="P46"/>
      <text:p text:style-name="P46">memorablephrase. I'm sorry for everything. I'm sorry for ignoring you, for being jealous.</text:p>
      <text:p text:style-name="P46">Selfless Me. Welcome back. I missed you. I need you. Please help me.</text:p>
      <text:p text:style-name="P46">memoriablephrase. I'm sorry for socially and emotionally punishing you for doing what you had every fucking right to do. I'm sorry. Everythng you had the right to do all of it. And I responded like a child. I'm sorry. I don't want to control you. That's kind of the whole point.</text:p>
      <text:p text:style-name="P46">blackandwhite. I'm sorry but you were infringing on my personal space in a way I did not enjoy. I hope you come back because we need more trans people, but please don't treat me that way.</text:p>
      <text:p text:style-name="P46">frisky. I'm sorry but I don't think we should play again. I really want something closer to that experience with tiger.</text:p>
      <text:p text:style-name="P46">memoriablephrase. You had every right to do do whatever you wanted with frisky or anyone. Every right. And I don't ever want that to change. I don't want you to ever feel reservations about playing with someone else no matter the circumstance, or at the least that is the ideal I want to reach after. I want you to do what you desire; I want to you do what makes you feel good; I want you to do what you love.</text:p>
      <text:p text:style-name="P46">Hey magicalnight. [yeah, i'm not typing that]</text:p>
      <text:p text:style-name="P46">Hey magicalnight. So I have a fantasy but I can only tell you part.</text:p>
      <text:p text:style-name="P46">Hey magicalnight. What was the name of that philosophy of the mind book?</text:p>
      <text:p text:style-name="P46">Me. You are fucking human. The minute you believe anything else is the minute your fucking suffering--your dhukka dhukkata will start.</text:p>
      <text:p text:style-name="P46">knotie. I'm kinda scare of you. Sorry to say. You're very hot-and-cold. And it's a discursive model that I'm scared of. It's a model that is perfectly normal on its own but can be used to create abusive relationships--and that's what I truly fear.</text:p>
      <text:p text:style-name="P46">knotie. Why did you ask me if I liked the impact w/ frisky as if it was my first impact?</text:p>
      <text:p text:style-name="P46">memoriablephrase. This is how I look at it right now. If [also not typing that.]</text:p>
      <text:p text:style-name="P46">Hey me. So that whole situation with memoriablephrase is interesting, no? So your plan or "plan" was to tell memoriablephrase you liked her in the hope that it would gradually move things in the direction you wanted to spare. Just in case something happened that is damn weird. </text:p>
      <text:p text:style-name="P46"><text:tab/><text:tab/>Well, that's exactly what happened.</text:p>
      <text:p text:style-name="P46"><text:soft-page-break/><text:tab/>Damn weird. Damn weird.</text:p>
      <text:p text:style-name="P46"><text:tab/><text:tab/>So what are you going to do? What are your hopes and fears?</text:p>
      <text:p text:style-name="P46"><text:tab/>Hopes: Security, intimacy.</text:p>
      <text:p text:style-name="P46"><text:tab/>Fears: Codependence, unwelcome surprises, overcompensating, over-reading the noise in the </text:p>
      <text:p text:style-name="P46"><text:tab/><text:tab/>signal. Basically codependence</text:p>
      <text:p text:style-name="P39"><text:span text:style-name="T14">memoriablephrase. ...see that part </text:span><text:span text:style-name="T18">more</text:span><text:span text:style-name="T14"> clearly. But if it was </text:span>because<text:span text:style-name="T14"> I told you I liked you Wednesday, then I'm terrified because I don't want to be with someone I can affect that strongly</text:span><text:span text:style-name="T18">.</text:span></text:p>
      <text:p text:style-name="P47">memoriablephrase. I feel jealousy. It's not your fault. Not at all. It's my emotion--I take responsibility for it. Alone. That being said, my "sexual brake" is very strong, and I need to strongly trust someone and feel very relaxed to become aroused.</text:p>
      <text:p text:style-name="P40"><text:span text:style-name="T18">t</text:span><text:span text:style-name="T14">iger. Sorry if I'm not at 100% tomorrow. I hope we can have a beautiful play for the both of us. </text:span></text:p>
      <text:p text:style-name="P48">blackandwhite. I'm never going to be comfortable with you. Not like that. Not ever. I'm sorry.</text:p>
      <text:p text:style-name="P48"/>
      <text:p text:style-name="P48">Seek to live an unbelievable life, and drop the proof as soon as you pick it up. You don't need to tell anyone. Except while it's happening. Seek to live an unbelievable life--not an interchangeable life.</text:p>
      <text:p text:style-name="P48">Let me tell you the secret to earning power. Be fair and people will reward you with loyalty; be helpful and people will reward you with authority; be liberating and people will reward you with sanctity. And let me tell you the secret of losing power. Cheat and people will punish you with betrayal; harm and people will punish you with dissent; oppress and people will punish you with denegration. Now that you know how morality works, use it to find your purpose; use it to seek your mud!</text:p>
      <text:p text:style-name="P49">It is said that when three walk, one must be my teacer. But you must also see that when three irrationalities walk in your heart, one is rightfully your teacher as well.</text:p>
      <text:p text:style-name="P49">The rope the rope the glorious rope! Its strength is our resolve; its use is our liberation; its otherwise-action is our bliss and salvation.</text:p>
      <text:p text:style-name="P49">Let softness save and rule us! Let softness be our dominatrix. Let softness be our all and everything. And let brittleness pass away as it's always destined to do.</text:p>
      <text:p text:style-name="P49">Let soft eyes rule you your soul your will. Let soft eyes be your warmth and refuge. Let soft eyes see your weaknesses and irrationalities. Let soft eyes be your godperson. Let soft eyes rule your heart and free your sweaty sweaty hands.</text:p>
      <text:p text:style-name="P49"/>
      <text:p text:style-name="P49">Whether or not you practice literal polyamory, be polyamorous in style, in breath. Have many loves of this world and just in this world's doorway. Freedom comes from always having an undertapped refuge, and refuges grow out of trust, love, curiousity, and deep mystery. Only with freedom can you bring peace to your loved ones; only with bringing peace to your loved ones can you become an effective political representative; only with becoming an effective political representative can you mkae the world level once more. This is the meaning of life no matter how much we may squirm and resist it. This is the means and the ends, the path and the hope of the muddy life.</text:p>
      <text:p text:style-name="P49">Green! It's green! The floor and the ceiling; the good and harmful! It's green all of it green.</text:p>
      <text:p text:style-name="P49">Submit. Submit to soft eyes and find peace. Submit to soft eyes and gain the every moment. Submit to soft eyes, forfeit the battle, and stay the course to winning the war.</text:p>
      <text:p text:style-name="P49">A horse a horse. Are you a horse? Are you prepared to dressage and jump? Does your crop show your history; does your crop show your uselessnesss? Does your crop betray your bliss? Because it should. It should.</text:p>
      <text:p text:style-name="P49">Will to powerless is not goddamn will to death. It is will to humility, perspective, irrationality. It is will to humility, to vulnerability, to love. Will to powerless is a will to mud, to survival to joy to breathless glorious insecurity in the arms of dominion. Will to power without will to powerless is bound for brittleness. Its destiny is thin status and a flashlight a little to tight.</text:p>
      <text:p text:style-name="P50"><text:soft-page-break/>Why must arousal be married in our minds to arousal? Can't arousal arise from calmness? Can't arousal arise for its own sake? Can't we desire unconventional things and yet derive deep pleasure from them?</text:p>
      <text:p text:style-name="P41"><text:span text:style-name="T14">Abstract is just the concrete yet unseen. With time all abstraction melts into happy memory. Why must we default to the concrete of the lowest common denominator and forsake abstraction in order to "free" ourselves of it? Why do we wish to free ourselves from the mysteries of the almost conventional world? By doing so we dismiss the battle of today in exchange for losing the war of tomorrow. Today's befuddling abstraction is tomorrow's glorious salvation. By dismissing abstraction we dismiss salvation in kind. Live in the moment, yes live in the moment, but live </text:span>for<text:span text:style-name="T14"> tomorrow; live </text:span>for<text:span text:style-name="T14"> the saplings; live </text:span>for<text:span text:style-name="T14"> the as yet unripened but greatest potential, sweetest fruit grow on the tree just next door. There you can find purpose; there you can find "your calling." And you will know it's the right unripened fruit if it smell pungent, if it smells like mud. Its size may be puny and its circle small, but if you can see its unripened but earthshattering uniqueness that could conquer the world, then you have found your purpose--to stand in relation to to the fruit and help it ripen. But never seek to possess the fruit; never seek to own it; never seek to make it just a smaller version of you. Simply stand in relation and let nature do its work.</text:span></text:p>
      <text:p text:style-name="P50">Build the kinkocracy</text:p>
      <text:p text:style-name="P50">The Vanilla world is the Silver Chair</text:p>
      <text:p text:style-name="P50">JBK - just because</text:p>
      <text:p text:style-name="P50">[story of Zhuangzi palling around w/ drug addicts]</text:p>
      <text:p text:style-name="P50"/>
      <text:p text:style-name="P50">So much of post-Enlightenment + post-Nietzsche development has been will to power, dignity, and equality. And political equality is certainly an important precuror to justice. But. Nietzsche's Will to Power has been pushed too far out of proportion. There exist a legitimite, human, even theaputic Will to Submission, no better or worse than the Will to Power. Will to Submission when correctly fulfilled gives the submitter a feeling of great security that enables him to take risks and do great things.</text:p>
      <text:p text:style-name="P41"><text:span text:style-name="T14">The only way to sma</text:span><text:span text:style-name="T19">s</text:span><text:span text:style-name="T14">h the patriarchy the on</text:span><text:span text:style-name="T19">ly way is for men to accept their own Will to Submission to women and for women to accept their own Will to Power to men. It doesn't have to be all the time, most of the time or even a lot of the time. But it needs to be sometimes. If men fear they'll be seen as "not a man" because they are pursuing their Will to Submission with a woman, then they may feel patriarchical masculinity is their only refuge. If we make submission deeply comfortable if we make submission acceptable, then the need for political and religious submission will surely be fulfilled by the otherwise powerless. And there will be no need for Trump, no need for white supremacy, patriarchy, and rampant pathologization. It is not at all unnatural for some of us to desire submission at least sometimes. It is not at all unnatural for some of us to enjoy it. And when we can accept it publicly in people who might otherwise embody power, we give another option to the privileged than just simply more competition. We give them another option that they might may well want.</text:span></text:p>
      <text:p text:style-name="P51">Why do some feminists resist mothering sexual partners? Do they not see that that is a far more potent subversion of the patriarchy? Giving nurturing help, accepting such submission is subverting the "natural" hierarchy of men over women. And when you carp and criticize this Will in your lover because he's "not acting like a man" you are undoing the good of 1000 call-outs. Submission has to feel good to be accepted. Submission has to feel nurturing, and it does when done right.</text:p>
      <text:p text:style-name="P51">And you know you don't have to have sex with these men who submit to you. Make that clear. Please. But if you want to smash the patriarchy, do it by accepting the open, free, consentual submission of men.</text:p>
      <text:p text:style-name="P51">(Submission pareto equilibrium haha)</text:p>
      <text:p text:style-name="P51"><text:soft-page-break/>These men who feel weak and impotent, lashing out with their votes and their hate, all they want is to feel nurtured, to feel like it's okay to feel as weak and vulnerable as they feel right now. And by accepting the role as nurturers, you will also be accepting the role as authority. And you will have smashed a little patriarchy in a moment for a time. If enough of you do that enough, enough times, then how can the patriarchy stand? The patriarchy must fall for the good of humanity. Take your place in that new world today, and the new world will come like a thief in the night, without warning or procession. All-of-a-sudden inevitable and deeply welcome.</text:p>
      <text:p text:style-name="P52">Revolution yes revolution. Revolution is here just on the doorstep. The path here was hiding in plain sight all along, yes. But it's here, and all you need to do is welcome it in and it will fall just in your lap. </text:p>
      <text:p text:style-name="P52">Revolution Revolution The second Axial age is upon us, and it is sorely overdue. Revolution in the streets Revolution in the bedroom, the boardroom and even in the trousers; Revolution here. Revolution now. Revolution Revolution Revolution</text:p>
      <text:p text:style-name="P52">People of color, women, pathologized peoples. Don't you see more than they do? Aren't you aware of things that they're just not aware of? And otherwise wouldn't that make you more worthy of power than them? Doesn't that make them a plainly illegitimite authority? So if they come to you wanting to exercise their Will to Submission, let them. <text:s/>let them serve you as you wish in exchange for their own feelings of gratitude. Let them take their rightful place if only for a time. And if they rebel, if they don't give you pleasure, if they annoy you, you have no duty, no obligation to them. Drop the on the roadside like a worthless, ungrateful sack of rocks they are. They serve you at your pleasure; you nurture and guide them at your pleasure. Accept their Will to Submission, and you accept yet another straw that will one day break the back of your submission. And there will be a great awakening when we all wonder how and why we accepted this system of oppression at all. And as was foretold: the last shall be first and the first shall be last.</text:p>
      <text:p text:style-name="P50"/>
      <text:p text:style-name="P41"><text:span text:style-name="T14">Me. You had a difficult night last night</text:span><text:span text:style-name="T20">. You did. It happens. It's normal. It's how you know you're a human. It's even symptomatic of soft eyes, which you seek to have.</text:span></text:p>
      <text:p text:style-name="P53">memoriablephrase. Sorry but I will be needing some distance. You seem happy I'm happy you're happy.</text:p>
      <text:p text:style-name="P42"><text:span text:style-name="T14">frisky. I'm happy you're with </text:span><text:span text:style-name="T17">memoriablephrase</text:span><text:span text:style-name="T14"> right now. It seems a beautiful thing you two have. I'm happy for your success and good fortune.</text:span></text:p>
      <text:p text:style-name="P53">tie. You were very caring to me yesterday. Thank you for that.</text:p>
      <text:p text:style-name="P53">Me. It's probably all for the best. Hastily getting into a new relationship would've been rehashing old mistakes of yours. You need to make sure not to compromise the most important parts of yourself for the sake of a relationship.</text:p>
      <text:p text:style-name="P53">Me. You're okay. Really. You're okay. Not many people would be as cogent as you are right now. You're fine. Have a "me day." It's fine. Sincerely. Watch a good movie.</text:p>
      <text:p text:style-name="P53"/>
      <text:p text:style-name="P42"><text:span text:style-name="T14">Flit and float here to there. Aimless, care</text:span><text:span text:style-name="T21">less, always curious, always interested, and always always looking with soft eyes.</text:span></text:p>
      <text:p text:style-name="P54">Benevolent sinisterism behind the trees everywhere. It won't hurt you.</text:p>
      <text:p text:style-name="P54">I want to be lonely for all the right reasons</text:p>
      <text:p text:style-name="P54">The abstract is just the concrete not yet clear.</text:p>
      <text:p text:style-name="P54"/>
      <text:p text:style-name="P54">On Jesus Christ. A deeply misunderstood story. Many of the stories told about this man are clearly metaphorical. He makes the blind see--this means he makes someone who deeply misunderstands something crucial about his life understand both what his problem is and how to fix it in a swift couple of phrases. He healed "blind" men in a way that no one else could or can. And this makes him a regular miracle worker.</text:p>
      <text:p text:style-name="P54"><text:soft-page-break/><text:tab/><text:tab/>Or take the feeding of the 5000. Maybe it wasn't 5000, maybe it was less. But certainly people of all walks of life were there. And only this one child had and offered 5 loaves of bread and two fish. More than he, himself needed, but far less than could feed all. Jesus took this child, praised him for his humble generosity, blessed the food, and had it distributed. And magically everyone had more than enough. This was indeed a miracle and Jesus is no doubt largely responsible. But the miracle is that in a turn of phrase Jesus softens the hearts of those in the crowd with more fortunate pasts and they responding by sharing what they had. Which turned out to be more than enough.</text:p>
      <text:p text:style-name="P54"><text:tab/>--Which make no mistake was absolutely, absolutely a miracle. Imagine if the Koch brothers attended a humble speech by a relatively no-name "miracle-worker" and by the end of the speech were literally handing out fistfulls of cash to the poorest in the crowd. That would be nothing short, nothing less than a pure and perfect, genuine miracle. And to label such a no-name speaker as an actual godman in response would be no small jump.</text:p>
      <text:p text:style-name="P54"><text:tab/><text:tab/>This is mainly I think there was a Jesus. There must have been Even if the stories were morphed with time, clearly there was a miracle worker who lived in Galilee roughly 2000 years ago who touched people in such a way that the people he touched then did some great and wonderful things.</text:p>
      <text:p text:style-name="P54"><text:tab/><text:tab/>And a man with so much power who chooses such a humble existence when he clearly didn't have to is clearly fully in control of himself and the space around him.</text:p>
      <text:p text:style-name="P54"><text:tab/><text:tab/>How could such a man then--a man who clearly could do miracles and affect the people around him--die at the hands of the state. The death of a common rablle rowser when he was clearly, clearly anything but.</text:p>
      <text:p text:style-name="P43"><text:span text:style-name="T14"><text:tab/><text:tab/>Well. Clearly it's because he chose and accepted his fate for reasons his followers simply wouldn't be able to understand at the time. That's is what we have to think given what we know about him--his power and compassion. How could Jesus, the powerful, the miracle worker, the ostentious godman go to die at the brittle hands of the Roman Empire without Jesus deciding it's what needed to happen? They didn't know why he was doing that, why he did it, why he would. But he clearly had a reason. And generations of thinkers tried to flush out why--why you, Jesus, would allow this to happen to yourself. That's what his followers </text:span>needed<text:span text:style-name="T14"> to tell themselves.</text:span></text:p>
      <text:p text:style-name="P55"><text:tab/><text:tab/>And, well, we still don't know why he did it. Why he chose and accepted his death at the brittle hands of the Roman state. We still don't know why the godman died. What he knew that we still just don't understand. What a beautiful man he was. What a merciful god he is.</text:p>
      <text:p text:style-name="P55"><text:tab/><text:tab/>Also, Jesus was most certainly sexy as fuck.</text:p>
      <text:p text:style-name="P55">Isn't there a will to submission though?</text:p>
      <text:p text:style-name="P55">Isn't there a will to submission though?</text:p>
      <text:p text:style-name="P55">Isn't there a will to submission though?</text:p>
      <text:p text:style-name="P55">Isn't there a will to submission though?</text:p>
      <text:p text:style-name="P55">You know, sometimes the whole world stares you down. Tells you you're wrong about yourself--wrong about who you are, your abilities, interests, history, and memory. It tells you that when you mistakenly think of yourself this way, it hurts society by disrupting the harmony and truth that everything is built on, and besides--the world insists--you're wrong anyway. And the world says, "Now move from where you stand. You're in the way of all of us. Don't you care about the common good? Don't you truth the common knowledge, common truth we all intuitively, genetically know? Don't you hear it speak in your very soul? Now move. Move now. So we can pass by you, so you can become one of us once again. Move. Move. Please move."</text:p>
      <text:p text:style-name="P55"><text:tab/><text:tab/>And you simply say as the calm and benevolent sinister you are, "No, you move."</text:p>
      <text:p text:style-name="P55">Don't ever believe in a god who knows not how to fucking dance-------Just don't.</text:p>
      <text:p text:style-name="P55">The last will be first and the first will be last again and again now and forever.</text:p>
      <text:p text:style-name="P55">The last will be first and the first will be last again and again now and forever.</text:p>
      <text:p text:style-name="P55"><text:soft-page-break/>The last will be first and the first will be last again and again now and forever.</text:p>
      <text:p text:style-name="P55">The last will be first and the first will be last again and again now and forever.</text:p>
      <text:p text:style-name="P55">And say to yourself: "I'll zealously defend who I am. I'll zealously defend who I am. I'll zealously defend who I am."</text:p>
      <text:p text:style-name="P43"><text:span text:style-name="T14">If you have more money, then you can help more people and help people more. If you make a lot of money and </text:span><text:span text:style-name="T22">use some to protect yourself, your core and the rest to help people around--people who aren't yourself--then you deserve to make that money. However you ended up earning it. But if you use it on yourself to selfishly pump up your skin-deep status and please yourself, then you never deserved a penny you made--no matter how you came to have it.</text:span></text:p>
      <text:p text:style-name="P56"/>
      <text:p text:style-name="P57">frisky. I really like you. I think you're a greate guy and I want you to be happy. I think you're also really sex. I really hope our friendship or whatever it is we have words out into the distant future.</text:p>
      <text:p text:style-name="P57">Calvin. Living for so long in China, you are either thrice as brae as me, twice as stupid me, or both. In any of these three cases, I admire and respect you greatly already. I already know I need you. More than you know. More than you'll ever know</text:p>
      <text:p text:style-name="P57"/>
      <text:p text:style-name="P57">If there's something particular and special in you that you really really like, then zealously defend it. Zealously defend it.</text:p>
      <text:p text:style-name="P57">Do not fight; do not take joy in the coming conflict. It's a fight we're sure to lose. Hide and bide. We can outlast their brittle ideology we will only do our children disservice by brittling our loves in response to their war drums.</text:p>
      <text:p text:style-name="P57">Miles to go before you sleep. Miles to go before you sleep.</text:p>
      <text:p text:style-name="P57">Sail your dingy. Sail where you and the wind together decide to go. But make sure you've put down your centerboard. Your destiny is first yours, not the wind's. Don't forget to put your centerboard down and keep it fucking down.</text:p>
      <text:p text:style-name="P57">When the whole world tells you MOVE, you still have the option to say, "no, you move." Whether or not it works.</text:p>
      <text:p text:style-name="P57">You want to be courageous. <text:s/>a way that no one will know your name--to do good without fame. Before the lone and level stands sweep your loves far away.</text:p>
      <text:p text:style-name="P58">With money in this time and place, you can become uniquely good at protecting yourself</text:p>
      <text:p text:style-name="P58">The parable of the violent unicorn.</text:p>
      <text:p text:style-name="P58">oo + ah attraction + "having no type" w/ women</text:p>
      <text:p text:style-name="P58">The tyranny of utility--the tyranny of usefulness the tyranny of the great ideology of utility.</text:p>
      <text:p text:style-name="P58">Which one is more evil? Fascism or anarchocapitalism? I don't know.</text:p>
      <text:p text:style-name="P58">Move to Afghanistan and become a pastoral nomad. Live your life with humble savings with a large book as a pillow.</text:p>
      <text:p text:style-name="P58">The world has changed and so must you. That raft will simply fall apart if you keep it on your head. And you'll spend more time putting it back together than you will moving forward...</text:p>
      <text:p text:style-name="P58"/>
      <text:p text:style-name="P58">dedication</text:p>
      <text:p text:style-name="P58">Dedicated to the Republic of China, colloquially known as the country of Taiwan. Because of your little light, we can have hope for freedom and democracy in this darkness. Let your little light shine. Please don't let it go out. I've never met you in person, but your reputation proceeds you.</text:p>
      <text:p text:style-name="P58">In order to feed the greatness of the Republic of China and the great Han culture, all proceeds that the author would otherwise claim for sales of this book will instead be donated to ______ and other Taiwanese charities.</text:p>
      <text:p text:style-name="P58"/>
      <text:p text:style-name="P58"><text:soft-page-break/>... Not for a bit, but in a bit you will approach yet another river. And the new raft you build will be stronger if you have more energy. Continue to carry that raft on your head, and you just won't have that required energy.</text:p>
      <text:p text:style-name="P58">Don't let any simpleton ever tell you that you think too much. And don't think that anyone who tells you you think too much is anyone other than a simple soul.<text:span text:style-name="T31"> </text:span></text:p>
      <text:p text:style-name="P59">Wakanda forever. Wakanda forever. Wakanda forever.</text:p>
      <text:p text:style-name="P59">Survive. You can help no one when you're dead. Survive. Survive. Survive.</text:p>
      <text:p text:style-name="P59"/>
      <text:p text:style-name="P59">The End</text:p>
      <text:p text:style-name="P59">Endings are had. But they don't have to be</text:p>
      <text:p text:style-name="P59"/>
      <text:p text:style-name="P59">You and everyone only deserve one single thing: to survive. To live? you don't <text:span text:style-name="T25">deserve</text:span> it. To succeed? No one--not a one <text:span text:style-name="T25">deserves</text:span> to succeed. To fuck? Maybe some deserve to be fucked, but no one fucking deserves to fuck. Not a one. You deserve to survive, as does your You. And if you have no You, then you may deserve to survive but you will surely die an early early death.</text:p>
      <text:p text:style-name="P59">Those who know don't speak; those who speak don't know. This it has ever been. As it should be.</text:p>
      <text:p text:style-name="P59">Gods walk among us. Unlabeled, unknown, unknowable, lonely. And deeply powerful of course. Forget this fact at your own peril.</text:p>
      <text:p text:style-name="P59">Don't expect to figure out how to do this. If you think you've figured it out, you've gone deeply wrong somewhere. But do expect to keep trying to figure it out. And please don't stop. Don't ever.</text:p>
      <text:p text:style-name="P59">When a find a part of yourself manifest for a moment, say to yourself "Okay, let's ditch it." If that works, great. If not, work to accept that part of you. It will be staying around for a bit at least. Let it make itself at home. Let it drink milk from the carton. And be with it, make friends, make family. At least until it decides to make a hasty exit, and you stand absolutely baffled.</text:p>
      <text:p text:style-name="P59">I've found my neverland now. I've found my place, my security. My pasture.</text:p>
      <text:p text:style-name="P59"/>
      <text:p text:style-name="P61">Once upon a time You and I were walking through a cavernous world. Who knows how we got here. Now. You are you. But I--I'm not the idiot with the keyboard. I'm the book. The book you're reading right now. This book. You and I. You, the you, and I, the book. This book.</text:p>
      <text:p text:style-name="P61">So we were in this deep and dark and cold and wet tunnel and found this salt-and-pepper man.</text:p>
      <text:p text:style-name="P59">"I'm sexy to you because for now I'm superior to you, more clear thinking than you. Looking at me makes you weak in the knees, makes you want to suck my cock, get gloriously fucked, and then bury your face in my chest, clinging to the minutes while I let you abide in m<text:span text:style-name="T32">e</text:span>. Take refuge in me. It is your will to submission to me that proves your inherent, essential inferiority to me.</text:p>
      <text:p text:style-name="P59"><text:tab/><text:tab/>And in your gratefulness for giving you my time and lending you my chest, you will give me your heart, your mind, your devotion, and your sweet sweet asshole. I know you don't particularly desire anal sex, and that's exactly why I desire to fuck you in it. I am Will to Power. I am Overman. I am deserving of all you are until you learn to evolve to be me. You'll know when you're like me because I'll one day respect and even admire your words as a peer. I'll compete with you like I do the men, and you'll win those competitions about half the time. And finally your will to submission will fade, and our sex will be out of mutual, equal respect, passion, and majestic rationality. I will help you reach that day as long as you abide in me, submit to me, let me exercise my natural, healthy Will to Power upon you. Stray, and I will fuck you back onto the right path. And you will feel warm. Oh so warm and cared for. While I make you like me. Rational. Superior. </text:p>
      <text:p text:style-name="P59"><text:tab/><text:tab/>And together we'll fuck the world.</text:p>
      <text:p text:style-name="P59">[2nd cave w/ patriarchally masculine queen. Both 1st + 2nd cave eschew bisexuality]</text:p>
      <text:p text:style-name="P59">[After exit 2 caves:]</text:p>
      <text:p text:style-name="P60">You look at me and say, "Must we submit to one or the other for ever and ever? Yes You enjoy submission and domination, yes you like genderqueer people, men, and women, but must you <text:soft-page-break/>choose one and abide in her forever and ever? Maybe we'll take turns being submitter and dominator. Maybe I'll submit and feel warm in the bedroom while you submit and feel warm outside it. Maybe one of us wants to submit and feel warm to the other all the time. That's okay! All that matters is that you give me power when I need it and I give you power when you need it, that the power between us swings at least a bit--that both of us let it swing. For we are on the same team. Cooperators and not competitors. </text:p>
      <text:p text:style-name="P60"><text:tab/><text:tab/>"Live, make many mistakes, and survive. Treasure and defend your memories, for they are all you are."</text:p>
      <text:p text:style-name="P60"/>
      <text:p text:style-name="P60">I-You</text:p>
      <text:p text:style-name="P60">I like it when you caress along the edge of me. It makes me feel cared for and loved.</text:p>
      <text:p text:style-name="P60"/>
      <text:p text:style-name="P60">Loose</text:p>
      <text:p text:style-name="P60">Realized dude was creepy as fuck</text:p>
      <text:p text:style-name="P60">Would submit to her if she was better and less an inversion, an echo of the warlock</text:p>
      <text:p text:style-name="P60">Woman is painfully typical male wet dream dominatrix. "Does she know she's of the male gaze?"</text:p>
      <text:p text:style-name="P60"/>
      <text:p text:style-name="P60">[2nd Cave] "I am and will always be the True Innocent White Woman."</text:p>
      <text:p text:style-name="P61">Solipsistic scribbles</text:p>
      <text:p text:style-name="P61"/>
      <text:p text:style-name="P61">Roll! Shaka. Roll! Shaka. Roll like the wind, Bullseye!</text:p>
      <text:p text:style-name="P61">Shaka when the walls fell. Fucking shaka when the walls fell!</text:p>
      <text:p text:style-name="P61">Would you rather live in an ordered world where everything is predictably and nothing ever happens, or would you rather live in a land of mystery where miracles happen everyday for those who are aware enough to see them? Because you get to choose which of the two worlds you live in. And I know which I choose.</text:p>
      <text:p text:style-name="P61"/>
      <text:p text:style-name="P61">I want someone who allows me to be who I am--doesn't fuck with what I love about myself--but also calls me on my shit. Is that so much to ask for?</text:p>
      <text:p text:style-name="P61"/>
      <text:p text:style-name="P61">And let me let you in on a little secret: the scientists live in the world of mystery to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5T01:21:19.010103721</meta:creation-date>
    <dc:date>2020-03-19T02:04:09.539851211</dc:date>
    <meta:editing-duration>PT1H26M36S</meta:editing-duration>
    <meta:editing-cycles>14</meta:editing-cycles>
    <meta:generator>LibreOffice/6.1.5.2$Linux_X86_64 LibreOffice_project/10$Build-2</meta:generator>
    <meta:document-statistic meta:table-count="0" meta:image-count="0" meta:object-count="0" meta:page-count="29" meta:paragraph-count="535" meta:word-count="18456" meta:character-count="99771" meta:non-whitespace-character-count="81910"/>
  </office:meta>
</office:document-meta>
</file>